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onaco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, 'DejaVu Sans Mono', monospac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lack-Lato" svg:font-family="Slack-Lato, Slack-Fractions, appleLogo, sans-serif"/>
    <style:font-face style:name="apple-system" svg:font-family="apple-system, BlinkMacSystemFont, 'Segoe UI', Roboto, Oxygen-Sans, Ubuntu, Cantarell, 'Helvetica Neue', sans-serif"/>
    <style:font-face style:name="apple-system1" svg:font-family="apple-system, system-ui, BlinkMacSystemFont, 'Segoe UI', Helvetica, Arial, sans-serif, 'Apple Color Emoji', 'Segoe UI Emoji', 'Segoe UI Symbol'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628cm" style:rel-column-width="10131*"/>
    </style:style>
    <style:style style:name="Tableau2.C" style:family="table-column">
      <style:table-column-properties style:column-width="11.744cm" style:rel-column-width="45273*"/>
    </style:style>
    <style:style style:name="Tableau2.A1" style:family="table-cell">
      <style:table-cell-properties fo:padding="0cm" fo:border="none" style:writing-mode="pag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style:writing-mode="pag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style:writing-mode="pag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style:writing-mode="page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style:writing-mode="page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4.249cm" style:rel-column-width="16383*"/>
    </style:style>
    <style:style style:name="Tableau7.B" style:family="table-column">
      <style:table-column-properties style:column-width="4.251cm" style:rel-column-width="16384*"/>
    </style:style>
    <style:style style:name="Tableau7.A1" style:family="table-cell">
      <style:table-cell-properties fo:padding="0cm" fo:border="none" style:writing-mode="page"/>
    </style:style>
    <style:style style:name="Tableau8" style:family="table">
      <style:table-properties style:width="17.092cm" fo:margin-left="0cm" table:align="left"/>
    </style:style>
    <style:style style:name="Tableau8.A" style:family="table-column">
      <style:table-column-properties style:column-width="2.999cm"/>
    </style:style>
    <style:style style:name="Tableau8.B" style:family="table-column">
      <style:table-column-properties style:column-width="5.995cm"/>
    </style:style>
    <style:style style:name="Tableau8.C" style:family="table-column">
      <style:table-column-properties style:column-width="4.002cm"/>
    </style:style>
    <style:style style:name="Tableau8.D" style:family="table-column">
      <style:table-column-properties style:column-width="4.096cm"/>
    </style:style>
    <style:style style:name="Tableau8.A1" style:family="table-cell">
      <style:table-cell-properties fo:padding="0cm" fo:border="none" style:writing-mode="page"/>
    </style:style>
    <style:style style:name="Tableau8.2" style:family="table-row">
      <style:table-row-properties style:min-row-height="0.55cm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8.5cm" style:rel-column-width="32767*"/>
    </style:style>
    <style:style style:name="Tableau9.B" style:family="table-column">
      <style:table-column-properties style:column-width="8.5cm" style:rel-column-width="32768*"/>
    </style:style>
    <style:style style:name="Tableau9.A1" style:family="table-cell">
      <style:table-cell-properties style:writing-mode="page"/>
    </style:style>
    <style:style style:name="P1" style:family="paragraph" style:parent-style-name="Standard">
      <style:text-properties officeooo:rsid="0009dec7" officeooo:paragraph-rsid="0009dec7"/>
    </style:style>
    <style:style style:name="P2" style:family="paragraph" style:parent-style-name="Text_20_body">
      <style:text-properties officeooo:rsid="0009dec7" officeooo:paragraph-rsid="00126287"/>
    </style:style>
    <style:style style:name="P3" style:family="paragraph" style:parent-style-name="Text_20_body">
      <style:text-properties officeooo:rsid="0009dec7" officeooo:paragraph-rsid="0057dc9e"/>
    </style:style>
    <style:style style:name="P4" style:family="paragraph" style:parent-style-name="Table_20_Contents">
      <style:text-properties officeooo:rsid="001c8fc7" officeooo:paragraph-rsid="001c8fc7"/>
    </style:style>
    <style:style style:name="P5" style:family="paragraph" style:parent-style-name="Table_20_Contents">
      <style:text-properties officeooo:rsid="001d1e4f" officeooo:paragraph-rsid="001d1e4f"/>
    </style:style>
    <style:style style:name="P6" style:family="paragraph" style:parent-style-name="Text_20_body">
      <style:text-properties officeooo:paragraph-rsid="0009dec7"/>
    </style:style>
    <style:style style:name="P7" style:family="paragraph" style:parent-style-name="Text_20_body">
      <style:text-properties fo:font-weight="normal" officeooo:rsid="00172fa5" officeooo:paragraph-rsid="00172fa5" style:font-weight-asian="normal" style:font-weight-complex="normal"/>
    </style:style>
    <style:style style:name="P8" style:family="paragraph" style:parent-style-name="Text_20_body">
      <style:text-properties officeooo:paragraph-rsid="000d6937"/>
    </style:style>
    <style:style style:name="P9" style:family="paragraph" style:parent-style-name="Text_20_body">
      <style:text-properties officeooo:rsid="000e8b29" officeooo:paragraph-rsid="000e8b29"/>
    </style:style>
    <style:style style:name="P10" style:family="paragraph" style:parent-style-name="Text_20_body">
      <style:text-properties officeooo:paragraph-rsid="00100a6d"/>
    </style:style>
    <style:style style:name="P11" style:family="paragraph" style:parent-style-name="Text_20_body">
      <style:text-properties officeooo:paragraph-rsid="0010c232"/>
    </style:style>
    <style:style style:name="P12" style:family="paragraph" style:parent-style-name="Text_20_body">
      <style:text-properties officeooo:paragraph-rsid="00126287"/>
    </style:style>
    <style:style style:name="P13" style:family="paragraph" style:parent-style-name="Text_20_body">
      <style:text-properties officeooo:rsid="0017e8ad" officeooo:paragraph-rsid="0017e8ad"/>
    </style:style>
    <style:style style:name="P14" style:family="paragraph" style:parent-style-name="Text_20_body">
      <style:text-properties officeooo:rsid="0019a469" officeooo:paragraph-rsid="0019a469"/>
    </style:style>
    <style:style style:name="P15" style:family="paragraph" style:parent-style-name="Text_20_body">
      <style:text-properties officeooo:rsid="001d8fbd" officeooo:paragraph-rsid="001d8fbd"/>
    </style:style>
    <style:style style:name="P16" style:family="paragraph" style:parent-style-name="Text_20_body">
      <style:text-properties fo:background-color="transparent"/>
    </style:style>
    <style:style style:name="P17" style:family="paragraph" style:parent-style-name="Text_20_body">
      <style:text-properties officeooo:rsid="001f201a" fo:background-color="transparent"/>
    </style:style>
    <style:style style:name="P18" style:family="paragraph" style:parent-style-name="Table_20_Contents">
      <style:text-properties officeooo:rsid="00905cfa" officeooo:paragraph-rsid="00905cfa" fo:background-color="transparent"/>
    </style:style>
    <style:style style:name="P19" style:family="paragraph" style:parent-style-name="Text_20_body">
      <style:text-properties fo:font-variant="normal" fo:text-transform="none" fo:color="#1d1c1d" loext:opacity="100%" style:font-name="Slack-Lato" fo:font-size="11.25pt" fo:letter-spacing="normal" fo:font-style="normal" fo:font-weight="normal" officeooo:rsid="0013f6ed" officeooo:paragraph-rsid="000e8b29"/>
    </style:style>
    <style:style style:name="P20" style:family="paragraph" style:parent-style-name="Text_20_body">
      <style:text-properties fo:font-variant="normal" fo:text-transform="none" fo:color="#1d1c1d" loext:opacity="100%" style:font-name="Slack-Lato" fo:font-size="11.25pt" fo:letter-spacing="normal" fo:font-style="normal" fo:font-weight="normal" officeooo:rsid="00172fa5" officeooo:paragraph-rsid="00172fa5" style:font-weight-asian="normal" style:font-weight-complex="normal"/>
    </style:style>
    <style:style style:name="P21" style:family="paragraph" style:parent-style-name="Text_20_body">
      <style:text-properties fo:font-variant="normal" fo:text-transform="none" fo:color="#1d1c1d" loext:opacity="100%" style:font-name="Slack-Lato" fo:font-size="11.25pt" fo:letter-spacing="normal" fo:font-style="normal" fo:font-weight="normal" officeooo:rsid="0033ba8a" officeooo:paragraph-rsid="0010c232"/>
    </style:style>
    <style:style style:name="P22" style:family="paragraph" style:parent-style-name="Table_20_Contents">
      <style:text-properties fo:font-variant="normal" fo:text-transform="none" fo:color="#1f1f1f" loext:opacity="100%" style:font-name="Noto Sans Mono" fo:font-size="8.25pt" fo:letter-spacing="normal" fo:font-style="normal" fo:font-weight="normal" officeooo:rsid="005156ec" officeooo:paragraph-rsid="005156ec"/>
    </style:style>
    <style:style style:name="P23" style:family="paragraph" style:parent-style-name="Table_20_Contents">
      <style:text-properties fo:font-variant="normal" fo:text-transform="none" fo:color="#1f1f1f" loext:opacity="100%" style:font-name="Noto Sans Mono" fo:font-size="8.25pt" fo:letter-spacing="normal" fo:font-style="normal" fo:font-weight="normal" officeooo:rsid="00515c02" officeooo:paragraph-rsid="00515c02"/>
    </style:style>
    <style:style style:name="P24" style:family="paragraph" style:parent-style-name="Text_20_body">
      <style:text-properties fo:font-variant="normal" fo:text-transform="none" fo:color="#1f1f1f" loext:opacity="100%" style:font-name="Noto Sans Mono" fo:font-size="8.25pt" fo:letter-spacing="normal" fo:font-style="normal" fo:font-weight="normal" officeooo:paragraph-rsid="0061a680"/>
    </style:style>
    <style:style style:name="P25" style:family="paragraph" style:parent-style-name="Text_20_body">
      <style:text-properties style:use-window-font-color="true" loext:opacity="0%" officeooo:rsid="0017e8ad" officeooo:paragraph-rsid="0017e8ad" fo:background-color="#ffff00"/>
    </style:style>
    <style:style style:name="P26" style:family="paragraph" style:parent-style-name="Standard">
      <style:paragraph-properties style:line-height-at-least="0.344cm"/>
      <style:text-properties style:use-window-font-color="true" loext:opacity="0%" style:font-name="Liberation Sans" fo:font-size="12pt" fo:font-weight="normal" fo:background-color="transparent" style:font-size-asian="12pt" style:font-size-complex="12pt"/>
    </style:style>
    <style:style style:name="P27" style:family="paragraph" style:parent-style-name="Text_20_body">
      <style:paragraph-properties style:line-height-at-least="0.344cm"/>
      <style:text-properties style:use-window-font-color="true" loext:opacity="0%" style:font-name="Liberation Sans" fo:font-size="12pt" fo:font-weight="normal" officeooo:paragraph-rsid="0030537e" fo:background-color="transparent" style:font-size-asian="12pt" style:font-size-complex="12pt"/>
    </style:style>
    <style:style style:name="P28" style:family="paragraph" style:parent-style-name="Text_20_body">
      <style:text-properties style:use-window-font-color="true" loext:opacity="0%" style:font-name="Liberation Sans" fo:font-size="12pt" fo:background-color="transparent" style:font-size-asian="12pt" style:font-size-complex="12pt"/>
    </style:style>
    <style:style style:name="P29" style:family="paragraph" style:parent-style-name="Text_20_body">
      <style:text-properties style:use-window-font-color="true" loext:opacity="0%" fo:background-color="transparent"/>
    </style:style>
    <style:style style:name="P30" style:family="paragraph" style:parent-style-name="Text_20_body">
      <style:text-properties fo:font-style="normal" officeooo:rsid="0019a469" officeooo:paragraph-rsid="0019a469" style:font-style-asian="normal" style:font-style-complex="normal"/>
    </style:style>
    <style:style style:name="P31" style:family="paragraph" style:parent-style-name="Text_20_body">
      <style:text-properties fo:font-style="normal" officeooo:rsid="0019a469" officeooo:paragraph-rsid="001aa8e5" style:font-style-asian="normal" style:font-style-complex="normal"/>
    </style:style>
    <style:style style:name="P32" style:family="paragraph" style:parent-style-name="Text_20_body">
      <style:text-properties fo:font-style="normal" officeooo:rsid="0019a469" officeooo:paragraph-rsid="001b72b1" style:font-style-asian="normal" style:font-style-complex="normal"/>
    </style:style>
    <style:style style:name="P33" style:family="paragraph" style:parent-style-name="Text_20_body">
      <style:text-properties fo:font-style="normal" officeooo:rsid="001b72b1" officeooo:paragraph-rsid="001b72b1" style:font-style-asian="normal" style:font-style-complex="normal"/>
    </style:style>
    <style:style style:name="P34" style:family="paragraph" style:parent-style-name="Text_20_body">
      <style:text-properties fo:font-style="normal" style:font-style-asian="normal" style:font-style-complex="normal"/>
    </style:style>
    <style:style style:name="P35" style:family="paragraph" style:parent-style-name="Text_20_body">
      <style:text-properties fo:font-style="normal" officeooo:rsid="0080e7bf" officeooo:paragraph-rsid="00801798" style:font-style-asian="normal" style:font-style-complex="normal"/>
    </style:style>
    <style:style style:name="P36" style:family="paragraph" style:parent-style-name="Text_20_body">
      <style:text-properties fo:font-style="normal" officeooo:rsid="0083d12b" officeooo:paragraph-rsid="0083d12b" style:font-style-asian="normal" style:font-style-complex="normal"/>
    </style:style>
    <style:style style:name="P37" style:family="paragraph" style:parent-style-name="Standard">
      <style:paragraph-properties style:line-height-at-least="0.344cm"/>
      <style:text-properties fo:color="#ffffff" loext:opacity="100%" style:font-name="Liberation Sans" fo:font-size="6.75pt" fo:font-weight="normal" fo:background-color="#000000"/>
    </style:style>
    <style:style style:name="P38" style:family="paragraph" style:parent-style-name="Text_20_body">
      <style:text-properties officeooo:rsid="0024e799" officeooo:paragraph-rsid="0024e799"/>
    </style:style>
    <style:style style:name="P39" style:family="paragraph" style:parent-style-name="Text_20_body">
      <style:text-properties officeooo:rsid="0024e799" officeooo:paragraph-rsid="00270d9e"/>
    </style:style>
    <style:style style:name="P40" style:family="paragraph" style:parent-style-name="Text_20_body">
      <style:text-properties officeooo:rsid="00260368" officeooo:paragraph-rsid="00260368"/>
    </style:style>
    <style:style style:name="P41" style:family="paragraph" style:parent-style-name="Text_20_body">
      <style:text-properties officeooo:rsid="00294c8b" officeooo:paragraph-rsid="00294c8b"/>
    </style:style>
    <style:style style:name="P42" style:family="paragraph" style:parent-style-name="Text_20_body">
      <style:text-properties officeooo:rsid="002aabf7" officeooo:paragraph-rsid="002aabf7"/>
    </style:style>
    <style:style style:name="P43" style:family="paragraph" style:parent-style-name="Text_20_body">
      <style:text-properties officeooo:rsid="002caaf1" officeooo:paragraph-rsid="002caaf1"/>
    </style:style>
    <style:style style:name="P44" style:family="paragraph" style:parent-style-name="Table_20_Contents">
      <style:text-properties officeooo:rsid="005156ec" officeooo:paragraph-rsid="005156ec"/>
    </style:style>
    <style:style style:name="P45" style:family="paragraph" style:parent-style-name="Text_20_body">
      <style:text-properties officeooo:rsid="005156ec" officeooo:paragraph-rsid="005156ec"/>
    </style:style>
    <style:style style:name="P46" style:family="paragraph" style:parent-style-name="Table_20_Contents">
      <style:text-properties officeooo:rsid="00515c02" officeooo:paragraph-rsid="00515c02"/>
    </style:style>
    <style:style style:name="P47" style:family="paragraph" style:parent-style-name="Table_20_Contents">
      <style:text-properties officeooo:paragraph-rsid="00515c02"/>
    </style:style>
    <style:style style:name="P48" style:family="paragraph" style:parent-style-name="Text_20_body">
      <style:text-properties officeooo:paragraph-rsid="0036073f"/>
    </style:style>
    <style:style style:name="P49" style:family="paragraph" style:parent-style-name="Text_20_body">
      <style:text-properties officeooo:rsid="00364743" officeooo:paragraph-rsid="00364743"/>
    </style:style>
    <style:style style:name="P50" style:family="paragraph" style:parent-style-name="Text_20_body">
      <style:text-properties officeooo:rsid="0040657d" officeooo:paragraph-rsid="0040657d"/>
    </style:style>
    <style:style style:name="P51" style:family="paragraph" style:parent-style-name="Text_20_body">
      <style:text-properties officeooo:paragraph-rsid="00446347"/>
    </style:style>
    <style:style style:name="P52" style:family="paragraph" style:parent-style-name="Text_20_body">
      <style:text-properties officeooo:paragraph-rsid="00457dda"/>
    </style:style>
    <style:style style:name="P53" style:family="paragraph" style:parent-style-name="Text_20_body">
      <style:text-properties officeooo:paragraph-rsid="00476e1c"/>
    </style:style>
    <style:style style:name="P54" style:family="paragraph" style:parent-style-name="Text_20_body">
      <style:text-properties officeooo:paragraph-rsid="00485025"/>
    </style:style>
    <style:style style:name="P55" style:family="paragraph" style:parent-style-name="Text_20_body">
      <style:text-properties officeooo:paragraph-rsid="0057dc9e"/>
    </style:style>
    <style:style style:name="P56" style:family="paragraph" style:parent-style-name="Text_20_body">
      <style:text-properties officeooo:rsid="005af146" officeooo:paragraph-rsid="005af146"/>
    </style:style>
    <style:style style:name="P57" style:family="paragraph" style:parent-style-name="Text_20_body">
      <style:paragraph-properties fo:margin-left="0cm" fo:margin-right="0cm" fo:orphans="2" fo:widows="2" fo:text-indent="0cm" style:auto-text-indent="false"/>
      <style:text-properties officeooo:rsid="005af146"/>
    </style:style>
    <style:style style:name="P58" style:family="paragraph" style:parent-style-name="Text_20_body">
      <style:text-properties officeooo:rsid="005b7dad" officeooo:paragraph-rsid="005b7dad"/>
    </style:style>
    <style:style style:name="P59" style:family="paragraph" style:parent-style-name="Text_20_body">
      <style:text-properties officeooo:rsid="005f3c3e" officeooo:paragraph-rsid="005f3c3e"/>
    </style:style>
    <style:style style:name="P60" style:family="paragraph" style:parent-style-name="Text_20_body">
      <style:text-properties officeooo:paragraph-rsid="00606339"/>
    </style:style>
    <style:style style:name="P61" style:family="paragraph" style:parent-style-name="Text_20_body">
      <style:text-properties officeooo:paragraph-rsid="0061a680"/>
    </style:style>
    <style:style style:name="P62" style:family="paragraph" style:parent-style-name="Text_20_body">
      <style:text-properties officeooo:paragraph-rsid="00662a2c"/>
    </style:style>
    <style:style style:name="P63" style:family="paragraph" style:parent-style-name="Text_20_body">
      <style:text-properties officeooo:paragraph-rsid="0066f27c"/>
    </style:style>
    <style:style style:name="P64" style:family="paragraph" style:parent-style-name="Text_20_body">
      <style:text-properties officeooo:rsid="0067214e" officeooo:paragraph-rsid="0067214e"/>
    </style:style>
    <style:style style:name="P65" style:family="paragraph" style:parent-style-name="Table_20_Contents">
      <style:text-properties officeooo:rsid="006bb7ad" officeooo:paragraph-rsid="006f271c"/>
    </style:style>
    <style:style style:name="P66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6f271c"/>
    </style:style>
    <style:style style:name="P67" style:family="paragraph" style:parent-style-name="Text_20_body">
      <style:text-properties fo:font-weight="bold" officeooo:rsid="0040657d" officeooo:paragraph-rsid="0040657d" style:font-weight-asian="bold" style:font-weight-complex="bold"/>
    </style:style>
    <style:style style:name="P68" style:family="paragraph" style:parent-style-name="Table_20_Contents">
      <style:text-properties fo:font-weight="bold" officeooo:rsid="00717de6" officeooo:paragraph-rsid="00717de6" style:font-weight-asian="bold" style:font-weight-complex="bold"/>
    </style:style>
    <style:style style:name="P69" style:family="paragraph" style:parent-style-name="Table_20_Contents">
      <style:text-properties fo:font-weight="bold" officeooo:rsid="00a7282d" officeooo:paragraph-rsid="00a7282d"/>
    </style:style>
    <style:style style:name="P70" style:family="paragraph" style:parent-style-name="Text_20_body">
      <style:text-properties officeooo:rsid="0036073f" officeooo:paragraph-rsid="0036073f"/>
    </style:style>
    <style:style style:name="P71" style:family="paragraph" style:parent-style-name="Table_20_Contents">
      <style:text-properties officeooo:paragraph-rsid="006f271c"/>
    </style:style>
    <style:style style:name="P72" style:family="paragraph" style:parent-style-name="Text_20_body">
      <style:text-properties officeooo:paragraph-rsid="006f271c"/>
    </style:style>
    <style:style style:name="P73" style:family="paragraph" style:parent-style-name="Table_20_Contents">
      <style:paragraph-properties fo:margin-left="0cm" fo:margin-right="0cm" fo:orphans="2" fo:widows="2" fo:text-indent="0cm" style:auto-text-indent="false"/>
      <style:text-properties officeooo:rsid="006e3d57" officeooo:paragraph-rsid="006f271c"/>
    </style:style>
    <style:style style:name="P74" style:family="paragraph" style:parent-style-name="Table_20_Contents">
      <style:text-properties officeooo:rsid="0073fb0a" officeooo:paragraph-rsid="006f271c" fo:background-color="#81d41a"/>
    </style:style>
    <style:style style:name="P75" style:family="paragraph" style:parent-style-name="Table_20_Contents">
      <style:text-properties officeooo:rsid="0073fb0a" officeooo:paragraph-rsid="008bef07" fo:background-color="#81d41a"/>
    </style:style>
    <style:style style:name="P76" style:family="paragraph" style:parent-style-name="Table_20_Contents">
      <style:text-properties officeooo:rsid="0073fb0a" officeooo:paragraph-rsid="00905cfa" fo:background-color="#81d41a"/>
    </style:style>
    <style:style style:name="P77" style:family="paragraph" style:parent-style-name="Table_20_Contents">
      <style:text-properties officeooo:rsid="0073fb0a" officeooo:paragraph-rsid="0097eb79" fo:background-color="#81d41a"/>
    </style:style>
    <style:style style:name="P78" style:family="paragraph" style:parent-style-name="Table_20_Contents">
      <style:text-properties officeooo:rsid="00962572" officeooo:paragraph-rsid="00962572" fo:background-color="#81d41a"/>
    </style:style>
    <style:style style:name="P79" style:family="paragraph" style:parent-style-name="Table_20_Contents">
      <style:text-properties officeooo:rsid="0094db09" officeooo:paragraph-rsid="0094db09" fo:background-color="#81d41a"/>
    </style:style>
    <style:style style:name="P80" style:family="paragraph" style:parent-style-name="Table_20_Contents">
      <style:text-properties officeooo:rsid="009bb056" officeooo:paragraph-rsid="009bb056" fo:background-color="#81d41a"/>
    </style:style>
    <style:style style:name="P81" style:family="paragraph" style:parent-style-name="Table_20_Contents">
      <style:paragraph-properties fo:margin-left="0cm" fo:margin-right="0cm" fo:orphans="2" fo:widows="2" fo:text-indent="0cm" style:auto-text-indent="false"/>
      <style:text-properties officeooo:rsid="006e71d8" officeooo:paragraph-rsid="006f271c"/>
    </style:style>
    <style:style style:name="P82" style:family="paragraph" style:parent-style-name="Table_20_Contents">
      <style:text-properties officeooo:rsid="006fcf1e" officeooo:paragraph-rsid="006f271c"/>
    </style:style>
    <style:style style:name="P83" style:family="paragraph" style:parent-style-name="Table_20_Contents">
      <style:paragraph-properties fo:margin-left="0cm" fo:margin-right="0cm" fo:orphans="2" fo:widows="2" fo:text-indent="0cm" style:auto-text-indent="false"/>
      <style:text-properties officeooo:rsid="0073fb0a" officeooo:paragraph-rsid="006f271c"/>
    </style:style>
    <style:style style:name="P84" style:family="paragraph" style:parent-style-name="Table_20_Contents">
      <style:paragraph-properties fo:margin-left="0cm" fo:margin-right="0cm" fo:orphans="2" fo:widows="2" fo:text-indent="0cm" style:auto-text-indent="false"/>
      <style:text-properties officeooo:rsid="0074e63e" officeooo:paragraph-rsid="006f271c"/>
    </style:style>
    <style:style style:name="P85" style:family="paragraph" style:parent-style-name="Table_20_Contents">
      <style:text-properties officeooo:rsid="0074e63e" officeooo:paragraph-rsid="006f271c"/>
    </style:style>
    <style:style style:name="P86" style:family="paragraph" style:parent-style-name="Table_20_Contents">
      <style:text-properties fo:color="#000000" loext:opacity="100%" officeooo:rsid="00701abf" officeooo:paragraph-rsid="006f271c" fo:background-color="#ff0000"/>
    </style:style>
    <style:style style:name="P87" style:family="paragraph" style:parent-style-name="Table_20_Contents">
      <style:text-properties officeooo:rsid="00782b29" officeooo:paragraph-rsid="006f271c"/>
    </style:style>
    <style:style style:name="P88" style:family="paragraph" style:parent-style-name="Table_20_Contents">
      <style:text-properties officeooo:rsid="007e768a" officeooo:paragraph-rsid="006f271c"/>
    </style:style>
    <style:style style:name="P89" style:family="paragraph" style:parent-style-name="Table_20_Contents">
      <style:text-properties officeooo:rsid="007e768a" officeooo:paragraph-rsid="00962572"/>
    </style:style>
    <style:style style:name="P90" style:family="paragraph" style:parent-style-name="Table_20_Contents">
      <style:text-properties officeooo:rsid="007e768a" officeooo:paragraph-rsid="006f271c" fo:background-color="#ff0000"/>
    </style:style>
    <style:style style:name="P91" style:family="paragraph" style:parent-style-name="Table_20_Contents">
      <style:text-properties officeooo:rsid="0094db09" officeooo:paragraph-rsid="0094db09" fo:background-color="#ff0000"/>
    </style:style>
    <style:style style:name="P92" style:family="paragraph" style:parent-style-name="Text_20_body">
      <style:text-properties officeooo:rsid="0081a913" officeooo:paragraph-rsid="006f271c"/>
    </style:style>
    <style:style style:name="P93" style:family="paragraph" style:parent-style-name="Text_20_body">
      <style:text-properties officeooo:rsid="00753c4e" officeooo:paragraph-rsid="006f271c"/>
    </style:style>
    <style:style style:name="P94" style:family="paragraph" style:parent-style-name="Text_20_body">
      <style:text-properties officeooo:rsid="007aab6d" officeooo:paragraph-rsid="006f271c"/>
    </style:style>
    <style:style style:name="P95" style:family="paragraph" style:parent-style-name="Table_20_Contents">
      <style:text-properties officeooo:rsid="00717de6" officeooo:paragraph-rsid="00717de6"/>
    </style:style>
    <style:style style:name="P96" style:family="paragraph" style:parent-style-name="Table_20_Contents">
      <style:text-properties officeooo:rsid="0072d6c8" officeooo:paragraph-rsid="0072d6c8"/>
    </style:style>
    <style:style style:name="P97" style:family="paragraph" style:parent-style-name="Table_20_Contents">
      <style:text-properties officeooo:rsid="00761806" officeooo:paragraph-rsid="00761806"/>
    </style:style>
    <style:style style:name="P98" style:family="paragraph" style:parent-style-name="Text_20_body">
      <style:text-properties officeooo:paragraph-rsid="007026bf"/>
    </style:style>
    <style:style style:name="P99" style:family="paragraph" style:parent-style-name="Table_20_Contents">
      <style:text-properties officeooo:rsid="00748183" officeooo:paragraph-rsid="00748183"/>
    </style:style>
    <style:style style:name="P100" style:family="paragraph" style:parent-style-name="Table_20_Contents">
      <style:text-properties officeooo:rsid="00793800" officeooo:paragraph-rsid="00793800"/>
    </style:style>
    <style:style style:name="P101" style:family="paragraph" style:parent-style-name="Table_20_Contents">
      <style:text-properties officeooo:rsid="00794468" officeooo:paragraph-rsid="00794468"/>
    </style:style>
    <style:style style:name="P102" style:family="paragraph" style:parent-style-name="Table_20_Contents">
      <style:text-properties officeooo:rsid="007b4e8e" officeooo:paragraph-rsid="007b4e8e"/>
    </style:style>
    <style:style style:name="P103" style:family="paragraph" style:parent-style-name="Table_20_Contents">
      <style:text-properties officeooo:rsid="0079a91c" officeooo:paragraph-rsid="006f271c"/>
    </style:style>
    <style:style style:name="P104" style:family="paragraph" style:parent-style-name="Table_20_Contents">
      <style:text-properties officeooo:rsid="007d46b3" officeooo:paragraph-rsid="007d46b3"/>
    </style:style>
    <style:style style:name="P105" style:family="paragraph" style:parent-style-name="Table_20_Contents">
      <style:text-properties officeooo:rsid="007dd02e" officeooo:paragraph-rsid="007dd02e"/>
    </style:style>
    <style:style style:name="P106" style:family="paragraph" style:parent-style-name="Table_20_Contents">
      <style:text-properties officeooo:rsid="00845148" officeooo:paragraph-rsid="00845148"/>
    </style:style>
    <style:style style:name="P107" style:family="paragraph" style:parent-style-name="Text_20_body">
      <style:text-properties officeooo:rsid="00801798" officeooo:paragraph-rsid="00801798"/>
    </style:style>
    <style:style style:name="P108" style:family="paragraph" style:parent-style-name="Text_20_body">
      <style:text-properties fo:font-style="italic" officeooo:rsid="00801798" officeooo:paragraph-rsid="00801798" style:font-style-asian="italic" style:font-style-complex="italic"/>
    </style:style>
    <style:style style:name="P109" style:family="paragraph" style:parent-style-name="Text_20_body">
      <style:text-properties fo:font-style="italic" officeooo:rsid="0083d12b" officeooo:paragraph-rsid="0083d12b" style:font-style-asian="italic" style:font-style-complex="italic"/>
    </style:style>
    <style:style style:name="P1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2" style:family="paragraph" style:parent-style-name="Standard">
      <style:text-properties officeooo:rsid="00a10f8d" officeooo:paragraph-rsid="00a10f8d"/>
    </style:style>
    <style:style style:name="P113" style:family="paragraph" style:parent-style-name="Text_20_body">
      <style:text-properties officeooo:rsid="00a10f8d" officeooo:paragraph-rsid="00a10f8d"/>
    </style:style>
    <style:style style:name="P114" style:family="paragraph" style:parent-style-name="Table_20_Contents">
      <style:text-properties fo:color="#00b7ff" loext:opacity="100%" style:font-name="Droid Sans Mono" fo:font-size="6pt" fo:font-weight="normal" officeooo:rsid="007abaea" officeooo:paragraph-rsid="007abaea" fo:background-color="#000000"/>
    </style:style>
    <style:style style:name="P115" style:family="paragraph" style:parent-style-name="Table_20_Contents">
      <style:text-properties officeooo:rsid="008945f1" officeooo:paragraph-rsid="008945f1"/>
    </style:style>
    <style:style style:name="P116" style:family="paragraph" style:parent-style-name="Table_20_Contents">
      <style:text-properties officeooo:rsid="008945f1" officeooo:paragraph-rsid="008a7819"/>
    </style:style>
    <style:style style:name="P117" style:family="paragraph" style:parent-style-name="Table_20_Contents">
      <style:text-properties officeooo:rsid="008bef07" officeooo:paragraph-rsid="008bef07"/>
    </style:style>
    <style:style style:name="P118" style:family="paragraph" style:parent-style-name="Table_20_Contents">
      <style:text-properties officeooo:rsid="00905cfa" officeooo:paragraph-rsid="00905cfa"/>
    </style:style>
    <style:style style:name="P119" style:family="paragraph" style:parent-style-name="Table_20_Contents">
      <style:paragraph-properties fo:margin-left="0cm" fo:margin-right="0cm" fo:orphans="2" fo:widows="2" fo:text-indent="0cm" style:auto-text-indent="false"/>
      <style:text-properties officeooo:rsid="00905cfa" officeooo:paragraph-rsid="00905cfa"/>
    </style:style>
    <style:style style:name="P120" style:family="paragraph" style:parent-style-name="Table_20_Contents">
      <style:text-properties officeooo:rsid="00996cd5" officeooo:paragraph-rsid="00996cd5"/>
    </style:style>
    <style:style style:name="P121" style:family="paragraph" style:parent-style-name="Table_20_Contents">
      <style:text-properties fo:color="#c9211e" loext:opacity="100%" officeooo:rsid="009db242" officeooo:paragraph-rsid="009db242"/>
    </style:style>
    <style:style style:name="P122" style:family="paragraph" style:parent-style-name="Table_20_Contents">
      <style:text-properties officeooo:rsid="00a4dbe3" officeooo:paragraph-rsid="00a4dbe3"/>
    </style:style>
    <style:style style:name="P123" style:family="paragraph" style:parent-style-name="Table_20_Contents">
      <style:text-properties officeooo:rsid="00a7282d" officeooo:paragraph-rsid="00a7282d"/>
    </style:style>
    <style:style style:name="P124" style:family="paragraph" style:parent-style-name="Text_20_body">
      <style:text-properties officeooo:rsid="009cddaf" officeooo:paragraph-rsid="009cddaf"/>
    </style:style>
    <style:style style:name="P125" style:family="paragraph" style:parent-style-name="Text_20_body">
      <style:text-properties officeooo:rsid="00a03700" officeooo:paragraph-rsid="00a03700"/>
    </style:style>
    <style:style style:name="P126" style:family="paragraph" style:parent-style-name="Text_20_body">
      <style:text-properties officeooo:paragraph-rsid="00a03700"/>
    </style:style>
    <style:style style:name="P127" style:family="paragraph" style:parent-style-name="Heading_20_1" style:list-style-name="">
      <style:text-properties fo:font-variant="normal" fo:text-transform="none" fo:color="#1d1c1d" loext:opacity="100%" style:font-name="Liberation Sans" fo:font-size="18pt" fo:letter-spacing="normal" fo:font-style="normal" fo:font-weight="bold" officeooo:rsid="0013f6ed" style:font-size-asian="18pt" style:font-weight-asian="bold" style:font-size-complex="18pt" style:font-weight-complex="bold"/>
    </style:style>
    <style:style style:name="P128" style:family="paragraph" style:parent-style-name="Heading_20_1" style:list-style-name="">
      <style:paragraph-properties fo:break-before="page">
        <style:tab-stops/>
      </style:paragraph-properties>
      <style:text-properties officeooo:rsid="001f201a" officeooo:paragraph-rsid="001f201a"/>
    </style:style>
    <style:style style:name="P129" style:family="paragraph" style:parent-style-name="Heading_20_1">
      <style:paragraph-properties fo:break-before="page"/>
    </style:style>
    <style:style style:name="P130" style:family="paragraph" style:parent-style-name="Heading_20_1">
      <style:paragraph-properties fo:break-before="page"/>
      <style:text-properties officeooo:paragraph-rsid="006f271c"/>
    </style:style>
    <style:style style:name="P131" style:family="paragraph" style:parent-style-name="Heading_20_2">
      <style:paragraph-properties fo:break-before="page"/>
    </style:style>
    <style:style style:name="P132" style:family="paragraph" style:parent-style-name="Heading_20_2">
      <style:text-properties officeooo:paragraph-rsid="006f271c"/>
    </style:style>
    <style:style style:name="P133" style:family="paragraph" style:parent-style-name="Heading_20_2">
      <style:text-properties officeooo:paragraph-rsid="00a10f8d"/>
    </style:style>
    <style:style style:name="P134" style:family="paragraph" style:parent-style-name="Text_20_body" style:list-style-name="L1">
      <style:text-properties officeooo:paragraph-rsid="0048332e"/>
    </style:style>
    <style:style style:name="P135" style:family="paragraph" style:parent-style-name="Text_20_body" style:list-style-name="L1">
      <style:text-properties officeooo:rsid="0045bfac" officeooo:paragraph-rsid="00476e1c"/>
    </style:style>
    <style:style style:name="P136" style:family="paragraph" style:parent-style-name="Text_20_body" style:list-style-name="L1">
      <style:text-properties officeooo:rsid="0048332e" officeooo:paragraph-rsid="0048332e"/>
    </style:style>
    <style:style style:name="P137" style:family="paragraph" style:parent-style-name="Text_20_body" style:list-style-name="L2">
      <style:text-properties fo:font-variant="normal" fo:text-transform="none" fo:color="#3a3a3a" loext:opacity="100%" style:font-name="apple-system1" fo:font-size="10pt" fo:letter-spacing="normal" fo:font-style="normal" fo:font-weight="normal" officeooo:rsid="00383251" officeooo:paragraph-rsid="00485025" style:font-size-asian="10pt" style:font-weight-asian="normal" style:font-size-complex="10pt" style:font-weight-complex="normal"/>
    </style:style>
    <style:style style:name="P138" style:family="paragraph" style:parent-style-name="Text_20_body" style:list-style-name="L2">
      <style:text-properties fo:font-variant="normal" fo:text-transform="none" fo:color="#3a3a3a" loext:opacity="100%" style:font-name="apple-system1" fo:font-size="10pt" fo:letter-spacing="normal" fo:font-style="normal" fo:font-weight="normal" officeooo:rsid="00383251" officeooo:paragraph-rsid="00485025" style:font-size-asian="10pt" style:font-weight-asian="bold" style:font-size-complex="10pt" style:font-weight-complex="bold"/>
    </style:style>
    <style:style style:name="P139" style:family="paragraph" style:parent-style-name="Text_20_body">
      <style:text-properties officeooo:rsid="0081a913" officeooo:paragraph-rsid="006f271c"/>
    </style:style>
    <style:style style:name="T1" style:family="text">
      <style:text-properties officeooo:rsid="0009dec7"/>
    </style:style>
    <style:style style:name="T2" style:family="text">
      <style:text-properties fo:font-variant="normal" fo:text-transform="none" fo:color="#1d1c1d" loext:opacity="100%" style:font-name="Slack-Lato" fo:font-size="11.25pt" fo:letter-spacing="normal" fo:font-style="normal"/>
    </style:style>
    <style:style style:name="T3" style:family="text">
      <style:text-properties fo:font-variant="normal" fo:text-transform="none" fo:color="#1d1c1d" loext:opacity="100%" style:font-name="Slack-Lato" fo:font-size="11.25pt" fo:letter-spacing="normal" fo:font-style="normal" fo:font-weight="normal"/>
    </style:style>
    <style:style style:name="T4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0e8b29"/>
    </style:style>
    <style:style style:name="T5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09dec7"/>
    </style:style>
    <style:style style:name="T6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10c232"/>
    </style:style>
    <style:style style:name="T7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13f6ed"/>
    </style:style>
    <style:style style:name="T8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28a589"/>
    </style:style>
    <style:style style:name="T9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33ba8a"/>
    </style:style>
    <style:style style:name="T10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34d72a"/>
    </style:style>
    <style:style style:name="T11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57dc9e"/>
    </style:style>
    <style:style style:name="T12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857a65"/>
    </style:style>
    <style:style style:name="T13" style:family="text">
      <style:text-properties fo:font-variant="normal" fo:text-transform="none" fo:color="#1d1c1d" loext:opacity="100%" style:font-name="Slack-Lato" fo:font-size="11.25pt" fo:letter-spacing="normal" fo:font-style="normal" officeooo:rsid="0010c232"/>
    </style:style>
    <style:style style:name="T14" style:family="text">
      <style:text-properties fo:font-variant="normal" fo:text-transform="none" fo:color="#1d1c1d" loext:opacity="100%" fo:letter-spacing="normal"/>
    </style:style>
    <style:style style:name="T15" style:family="text">
      <style:text-properties fo:font-variant="normal" fo:text-transform="none" fo:color="#1d1c1d" loext:opacity="100%" style:text-line-through-style="none" style:text-line-through-type="none" style:font-name="Slack-Lato" fo:font-size="11.25pt" fo:letter-spacing="normal" fo:font-style="normal" style:text-underline-style="none" fo:font-weight="normal" style:text-blinking="false"/>
    </style:style>
    <style:style style:name="T16" style:family="text">
      <style:text-properties fo:font-variant="normal" fo:text-transform="none" fo:color="#1d1c1d" loext:opacity="100%" style:font-name="Liberation Sans" fo:font-size="18pt" fo:letter-spacing="normal" fo:font-style="normal" fo:font-weight="bold" style:font-size-asian="18pt" style:font-weight-asian="bold" style:font-size-complex="18pt" style:font-weight-complex="bold"/>
    </style:style>
    <style:style style:name="T17" style:family="text">
      <style:text-properties fo:font-variant="normal" fo:text-transform="none" fo:color="#1d1c1d" loext:opacity="100%" style:font-name="Liberation Sans" fo:font-size="18pt" fo:letter-spacing="normal" fo:font-style="normal" fo:font-weight="bold" officeooo:rsid="0013f6ed" style:font-size-asian="18pt" style:font-weight-asian="bold" style:font-size-complex="18pt" style:font-weight-complex="bold"/>
    </style:style>
    <style:style style:name="T18" style:family="text">
      <style:text-properties fo:font-variant="normal" fo:text-transform="none" fo:color="#1d1c1d" loext:opacity="100%" style:font-name="Liberation Sans" fo:font-size="18pt" fo:letter-spacing="normal" fo:font-style="normal" fo:font-weight="bold" officeooo:rsid="0015c7b6" style:font-size-asian="18pt" style:font-weight-asian="bold" style:font-size-complex="18pt" style:font-weight-complex="bold"/>
    </style:style>
    <style:style style:name="T19" style:family="text">
      <style:text-properties fo:font-variant="normal" fo:text-transform="none" fo:color="#1d1c1d" loext:opacity="100%" style:font-name="Liberation Sans" fo:letter-spacing="normal" fo:font-style="normal"/>
    </style:style>
    <style:style style:name="T20" style:family="text">
      <style:text-properties fo:font-variant="normal" fo:text-transform="none" fo:color="#1d1c1d" loext:opacity="100%" style:font-name="Liberation Sans" fo:letter-spacing="normal" fo:font-style="normal" fo:font-weight="bold" style:font-weight-asian="bold" style:font-weight-complex="bold"/>
    </style:style>
    <style:style style:name="T21" style:family="text">
      <style:text-properties fo:font-variant="normal" fo:text-transform="none" fo:color="#1d1c1d" loext:opacity="100%" style:font-name="Liberation Sans" fo:letter-spacing="normal" fo:font-style="normal" fo:font-weight="bold" officeooo:rsid="0015c7b6" style:font-weight-asian="bold" style:font-weight-complex="bold"/>
    </style:style>
    <style:style style:name="T22" style:family="text">
      <style:text-properties fo:font-variant="normal" fo:text-transform="none" fo:color="#1d1c1d" loext:opacity="100%" style:font-name="Liberation Sans" fo:letter-spacing="normal" fo:font-style="normal" fo:font-weight="bold" officeooo:rsid="0017a382" style:font-weight-asian="bold" style:font-weight-complex="bold"/>
    </style:style>
    <style:style style:name="T23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style:text-blinking="false"/>
    </style:style>
    <style:style style:name="T24" style:family="text">
      <style:text-properties fo:font-variant="normal" fo:text-transform="none" fo:color="#3a3a3a" loext:opacity="100%" fo:letter-spacing="normal" fo:font-weight="bold" officeooo:rsid="00383251" style:font-weight-asian="bold" style:font-weight-complex="bold"/>
    </style:style>
    <style:style style:name="T25" style:family="text">
      <style:text-properties fo:font-variant="normal" fo:text-transform="none" fo:color="#1f1f1f" loext:opacity="100%" style:font-name="Noto Sans Mono" fo:font-size="8.25pt" fo:letter-spacing="normal" fo:font-style="normal" fo:font-weight="normal"/>
    </style:style>
    <style:style style:name="T26" style:family="text">
      <style:text-properties fo:font-variant="normal" fo:text-transform="none" fo:color="#1f1f1f" loext:opacity="100%" style:font-name="Noto Sans Mono" fo:font-size="8.25pt" fo:letter-spacing="normal" fo:font-style="normal" fo:font-weight="normal" officeooo:rsid="00556b4e"/>
    </style:style>
    <style:style style:name="T27" style:family="text">
      <style:text-properties fo:font-variant="normal" fo:text-transform="none" fo:color="#1f1f1f" loext:opacity="100%" style:font-name="Noto Sans Mono" fo:font-size="8.25pt" fo:letter-spacing="normal" fo:font-style="normal" fo:font-weight="normal" officeooo:rsid="005f3c3e"/>
    </style:style>
    <style:style style:name="T28" style:family="text">
      <style:text-properties fo:font-variant="normal" fo:text-transform="none" fo:color="#1f1f1f" loext:opacity="100%" style:font-name="Noto Sans Mono" fo:font-size="8.25pt" fo:letter-spacing="normal" fo:font-style="normal" fo:font-weight="bold" officeooo:rsid="00662a2c" style:font-weight-asian="bold" style:font-weight-complex="bold"/>
    </style:style>
    <style:style style:name="T29" style:family="text">
      <style:text-properties fo:font-variant="normal" fo:text-transform="none" fo:color="#000000" loext:opacity="100%" style:font-name="apple-system" fo:font-size="10.5pt" fo:letter-spacing="normal" fo:font-style="normal" fo:font-weight="normal"/>
    </style:style>
    <style:style style:name="T30" style:family="text">
      <style:text-properties fo:font-variant="normal" fo:text-transform="none" fo:color="#000000" loext:opacity="100%" style:font-name="apple-system" fo:font-size="10.5pt" fo:letter-spacing="normal" fo:font-style="normal" fo:font-weight="normal" officeooo:rsid="005d23e8"/>
    </style:style>
    <style:style style:name="T31" style:family="text">
      <style:text-properties fo:font-variant="normal" fo:text-transform="none" fo:color="#000000" loext:opacity="100%" style:font-name="apple-system" fo:font-size="10.5pt" fo:letter-spacing="normal" fo:font-style="normal" fo:font-weight="bold" style:font-weight-asian="bold" style:font-weight-complex="bold"/>
    </style:style>
    <style:style style:name="T32" style:family="text">
      <style:text-properties fo:font-variant="normal" fo:text-transform="none" fo:color="#c9211e" loext:opacity="100%" style:font-name="Noto Sans Mono" fo:font-size="8.25pt" fo:letter-spacing="normal" fo:font-style="normal" fo:font-weight="bold" officeooo:rsid="00662a2c" style:font-weight-asian="bold" style:font-weight-complex="bold"/>
    </style:style>
    <style:style style:name="T33" style:family="text">
      <style:text-properties fo:font-variant="normal" fo:text-transform="none" fo:color="#c9211e" loext:opacity="100%" style:font-name="Noto Sans Mono" fo:font-size="13pt" fo:letter-spacing="normal" fo:font-style="normal" fo:font-weight="bold" officeooo:rsid="0066f27c" style:font-size-asian="13pt" style:font-weight-asian="bold" style:font-size-complex="13pt" style:font-weight-complex="bold"/>
    </style:style>
    <style:style style:name="T34" style:family="text">
      <style:text-properties fo:font-variant="normal" fo:text-transform="none" style:use-window-font-color="true" loext:opacity="0%" style:font-name="apple-system" fo:font-size="10.5pt" fo:letter-spacing="normal" fo:font-style="normal" fo:font-weight="normal" fo:background-color="transparent" loext:char-shading-value="0"/>
    </style:style>
    <style:style style:name="T35" style:family="text">
      <style:text-properties fo:font-variant="normal" fo:text-transform="none" fo:color="#50575e" loext:opacity="100%" style:font-name="Consolas" fo:font-size="9.75pt" fo:letter-spacing="normal" fo:font-style="normal" fo:font-weight="normal" loext:padding="0cm" loext:border="none"/>
    </style:style>
    <style:style style:name="T36" style:family="text">
      <style:text-properties fo:font-variant="normal" fo:text-transform="none" fo:color="#50575e" loext:opacity="100%" style:font-name="Consolas" fo:font-size="9.75pt" fo:letter-spacing="normal" fo:font-style="normal" fo:font-weight="normal" officeooo:rsid="00753c4e" loext:padding="0cm" loext:border="none"/>
    </style:style>
    <style:style style:name="T37" style:family="text">
      <style:text-properties fo:font-variant="normal" fo:text-transform="none" fo:color="#50575e" loext:opacity="100%" fo:letter-spacing="normal"/>
    </style:style>
    <style:style style:name="T38" style:family="text">
      <style:text-properties fo:font-variant="normal" fo:text-transform="none" fo:color="#50575e" loext:opacity="100%" style:font-name="apple-system" fo:font-size="12.75pt" fo:letter-spacing="normal" fo:font-style="normal" fo:font-weight="normal"/>
    </style:style>
    <style:style style:name="T39" style:family="text">
      <style:text-properties fo:font-variant="normal" fo:text-transform="none" fo:color="#50575e" loext:opacity="100%" style:font-name="apple-system" fo:font-size="12.75pt" fo:letter-spacing="normal" fo:font-style="normal" fo:font-weight="normal" officeooo:rsid="00753c4e"/>
    </style:style>
    <style:style style:name="T40" style:family="text">
      <style:text-properties fo:font-variant="normal" fo:text-transform="none" fo:color="#50575e" loext:opacity="100%" style:font-name="apple-system" fo:font-size="10.5pt" fo:letter-spacing="normal" fo:font-style="normal" fo:font-weight="normal"/>
    </style:style>
    <style:style style:name="T41" style:family="text">
      <style:text-properties fo:font-variant="normal" fo:text-transform="none" style:font-name="apple-system" fo:font-size="12.75pt" fo:letter-spacing="normal" fo:font-style="normal" fo:font-weight="normal"/>
    </style:style>
    <style:style style:name="T42" style:family="text">
      <style:text-properties fo:font-variant="normal" fo:text-transform="none" style:font-name="apple-system" fo:font-size="10.5pt" fo:letter-spacing="normal" fo:font-style="normal" fo:font-weight="normal"/>
    </style:style>
    <style:style style:name="T43" style:family="text">
      <style:text-properties officeooo:rsid="000d6937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style="normal" officeooo:rsid="0019a469" style:font-style-asian="normal" style:font-style-complex="normal"/>
    </style:style>
    <style:style style:name="T46" style:family="text">
      <style:text-properties fo:font-style="normal" officeooo:rsid="0080e7bf" style:font-style-asian="normal" style:font-style-complex="normal"/>
    </style:style>
    <style:style style:name="T47" style:family="text">
      <style:text-properties fo:font-style="normal" officeooo:rsid="0083dd5f" style:font-style-asian="normal" style:font-style-complex="normal"/>
    </style:style>
    <style:style style:name="T48" style:family="text">
      <style:text-properties officeooo:rsid="0010c232"/>
    </style:style>
    <style:style style:name="T49" style:family="text">
      <style:text-properties officeooo:rsid="00126287"/>
    </style:style>
    <style:style style:name="T50" style:family="text">
      <style:text-properties officeooo:rsid="0015b51d"/>
    </style:style>
    <style:style style:name="T51" style:family="text">
      <style:text-properties style:use-window-font-color="true" loext:opacity="0%" fo:background-color="#ffff00" loext:char-shading-value="0"/>
    </style:style>
    <style:style style:name="T52" style:family="text">
      <style:text-properties style:use-window-font-color="true" loext:opacity="0%" fo:background-color="transparent" loext:char-shading-value="0"/>
    </style:style>
    <style:style style:name="T53" style:family="text">
      <style:text-properties style:use-window-font-color="true" loext:opacity="0%" officeooo:rsid="00782b29" fo:background-color="transparent" loext:char-shading-value="0"/>
    </style:style>
    <style:style style:name="T54" style:family="text">
      <style:text-properties officeooo:rsid="0019a469"/>
    </style:style>
    <style:style style:name="T55" style:family="text">
      <style:text-properties officeooo:rsid="001d8fbd"/>
    </style:style>
    <style:style style:name="T56" style:family="text">
      <style:text-properties officeooo:rsid="001db081"/>
    </style:style>
    <style:style style:name="T57" style:family="text">
      <style:text-properties officeooo:rsid="001f201a"/>
    </style:style>
    <style:style style:name="T58" style:family="text">
      <style:text-properties style:font-name="Liberation Sans"/>
    </style:style>
    <style:style style:name="T59" style:family="text">
      <style:text-properties style:font-name="Liberation Sans" officeooo:rsid="001f201a"/>
    </style:style>
    <style:style style:name="T60" style:family="text">
      <style:text-properties style:font-name="Liberation Sans" fo:background-color="transparent" loext:char-shading-value="0"/>
    </style:style>
    <style:style style:name="T61" style:family="text">
      <style:text-properties style:font-name="Liberation Sans" officeooo:rsid="001f201a" fo:background-color="transparent" loext:char-shading-value="0"/>
    </style:style>
    <style:style style:name="T62" style:family="text">
      <style:text-properties officeooo:rsid="001f201a" fo:background-color="transparent" loext:char-shading-value="0"/>
    </style:style>
    <style:style style:name="T63" style:family="text">
      <style:text-properties officeooo:rsid="0023220a" fo:background-color="transparent" loext:char-shading-value="0"/>
    </style:style>
    <style:style style:name="T64" style:family="text">
      <style:text-properties officeooo:rsid="00782b29" fo:background-color="transparent" loext:char-shading-value="0"/>
    </style:style>
    <style:style style:name="T65" style:family="text">
      <style:text-properties officeooo:rsid="0024402a"/>
    </style:style>
    <style:style style:name="T66" style:family="text">
      <style:text-properties officeooo:rsid="00270d9e"/>
    </style:style>
    <style:style style:name="T67" style:family="text">
      <style:text-properties officeooo:rsid="002b91e5"/>
    </style:style>
    <style:style style:name="T68" style:family="text">
      <style:text-properties officeooo:rsid="002caaf1"/>
    </style:style>
    <style:style style:name="T69" style:family="text">
      <style:text-properties officeooo:rsid="00302fda"/>
    </style:style>
    <style:style style:name="T70" style:family="text">
      <style:text-properties officeooo:rsid="0030537e"/>
    </style:style>
    <style:style style:name="T71" style:family="text">
      <style:text-properties officeooo:rsid="0036073f"/>
    </style:style>
    <style:style style:name="T72" style:family="text">
      <style:text-properties officeooo:rsid="00383251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officeooo:rsid="002caaf1" style:font-weight-asian="bold" style:font-weight-complex="bold"/>
    </style:style>
    <style:style style:name="T75" style:family="text">
      <style:text-properties fo:font-weight="bold" officeooo:rsid="003b77d7" style:font-weight-asian="bold" style:font-weight-complex="bold"/>
    </style:style>
    <style:style style:name="T76" style:family="text">
      <style:text-properties fo:font-weight="bold" officeooo:rsid="003d70aa" style:font-weight-asian="bold" style:font-weight-complex="bold"/>
    </style:style>
    <style:style style:name="T77" style:family="text">
      <style:text-properties fo:font-weight="bold" officeooo:rsid="003e5ac1" style:font-weight-asian="bold" style:font-weight-complex="bold"/>
    </style:style>
    <style:style style:name="T78" style:family="text">
      <style:text-properties fo:font-weight="bold" officeooo:rsid="003fd45a" style:font-weight-asian="bold" style:font-weight-complex="bold"/>
    </style:style>
    <style:style style:name="T79" style:family="text">
      <style:text-properties fo:font-weight="bold" officeooo:rsid="0040d446" style:font-weight-asian="bold" style:font-weight-complex="bold"/>
    </style:style>
    <style:style style:name="T80" style:family="text">
      <style:text-properties fo:font-weight="bold" officeooo:rsid="0042bfa6" style:font-weight-asian="bold" style:font-weight-complex="bold"/>
    </style:style>
    <style:style style:name="T81" style:family="text">
      <style:text-properties fo:font-weight="bold" officeooo:rsid="00383251" style:font-weight-asian="bold" style:font-weight-complex="bold"/>
    </style:style>
    <style:style style:name="T82" style:family="text">
      <style:text-properties fo:font-weight="bold" officeooo:rsid="00638209" style:font-weight-asian="bold" style:font-weight-complex="bold"/>
    </style:style>
    <style:style style:name="T83" style:family="text">
      <style:text-properties officeooo:rsid="00457dda"/>
    </style:style>
    <style:style style:name="T84" style:family="text">
      <style:text-properties officeooo:rsid="0045bfac"/>
    </style:style>
    <style:style style:name="T85" style:family="text">
      <style:text-properties officeooo:rsid="0057dc9e"/>
    </style:style>
    <style:style style:name="T86" style:family="text">
      <style:text-properties officeooo:rsid="005d1d59"/>
    </style:style>
    <style:style style:name="T87" style:family="text">
      <style:text-properties officeooo:rsid="005f3c3e"/>
    </style:style>
    <style:style style:name="T88" style:family="text">
      <style:text-properties officeooo:rsid="006bc04d"/>
    </style:style>
    <style:style style:name="T89" style:family="text">
      <style:text-properties officeooo:rsid="006d5fc2"/>
    </style:style>
    <style:style style:name="T90" style:family="text">
      <style:text-properties officeooo:rsid="0071ffa4"/>
    </style:style>
    <style:style style:name="T91" style:family="text">
      <style:text-properties officeooo:rsid="0074d672"/>
    </style:style>
    <style:style style:name="T92" style:family="text">
      <style:text-properties officeooo:rsid="00841aa8"/>
    </style:style>
    <style:style style:name="T93" style:family="text">
      <style:text-properties officeooo:rsid="008547df"/>
    </style:style>
    <style:style style:name="T94" style:family="text">
      <style:text-properties officeooo:rsid="007ff567"/>
    </style:style>
    <style:style style:name="T95" style:family="text">
      <style:text-properties officeooo:rsid="00872325"/>
    </style:style>
    <style:style style:name="T96" style:family="text">
      <style:text-properties officeooo:rsid="00753c4e"/>
    </style:style>
    <style:style style:name="T97" style:family="text">
      <style:text-properties officeooo:rsid="0081a913"/>
    </style:style>
    <style:style style:name="T98" style:family="text">
      <style:text-properties officeooo:rsid="0080e7bf"/>
    </style:style>
    <style:style style:name="T99" style:family="text">
      <style:text-properties officeooo:rsid="0083d12b"/>
    </style:style>
    <style:style style:name="T100" style:family="text">
      <style:text-properties officeooo:rsid="00867dfa"/>
    </style:style>
    <style:style style:name="T101" style:family="text">
      <style:text-properties officeooo:rsid="0088053c"/>
    </style:style>
    <style:style style:name="T102" style:family="text">
      <style:text-properties officeooo:rsid="008cc814"/>
    </style:style>
    <style:style style:name="T103" style:family="text">
      <style:text-properties officeooo:rsid="008e7133"/>
    </style:style>
    <style:style style:name="T104" style:family="text">
      <style:text-properties officeooo:rsid="00967273"/>
    </style:style>
    <style:style style:name="T105" style:family="text">
      <style:text-properties officeooo:rsid="0097eb79"/>
    </style:style>
    <style:style style:name="T106" style:family="text">
      <style:text-properties officeooo:rsid="009b4731"/>
    </style:style>
    <style:style style:name="T107" style:family="text">
      <style:text-properties officeooo:rsid="009bb056"/>
    </style:style>
    <style:style style:name="T108" style:family="text">
      <style:text-properties officeooo:rsid="009db242"/>
    </style:style>
    <style:style style:name="T109" style:family="text">
      <style:text-properties officeooo:rsid="009f5ba9"/>
    </style:style>
    <style:style style:name="T110" style:family="text">
      <style:text-properties officeooo:rsid="00a03700"/>
    </style:style>
    <style:style style:name="T111" style:family="text">
      <style:text-properties officeooo:rsid="00a04302"/>
    </style:style>
    <style:style style:name="T112" style:family="text">
      <style:text-properties officeooo:rsid="00a2836d"/>
    </style:style>
    <style:style style:name="T113" style:family="text">
      <style:text-properties officeooo:rsid="00a4dbe3"/>
    </style:style>
    <style:style style:name="T114" style:family="text">
      <style:text-properties officeooo:rsid="00a9741d"/>
    </style:style>
    <style:style style:name="T115" style:family="text">
      <style:text-properties officeooo:rsid="00aa99e4"/>
    </style:style>
    <style:style style:name="T116" style:family="text">
      <style:text-properties officeooo:rsid="00ac31dd"/>
    </style:style>
    <style:style style:name="T117" style:family="text">
      <style:text-properties officeooo:rsid="00ac6dcb"/>
    </style:style>
    <style:style style:name="T118" style:family="text">
      <style:text-properties officeooo:rsid="00af59a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JOURNAL DE BORD DBA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10"><text:a xlink:type="simple" xlink:href="#__RefHeading___Toc106_223215351" text:style-name="Index_20_Link" text:visited-style-name="Index_20_Link">Identifiants<text:tab/>1</text:a></text:p>
          <text:p text:style-name="P110"><text:a xlink:type="simple" xlink:href="#__RefHeading___Toc108_223215351" text:style-name="Index_20_Link" text:visited-style-name="Index_20_Link">Liens Ressources Diverses<text:tab/>2</text:a></text:p>
          <text:p text:style-name="P110"><text:a xlink:type="simple" xlink:href="#__RefHeading___Toc445_1737579497" text:style-name="Index_20_Link" text:visited-style-name="Index_20_Link">D</text:a><text:a xlink:type="simple" xlink:href="#__RefHeading___Toc445_1737579497" text:style-name="Index_20_Link" text:visited-style-name="Index_20_Link">EBUG</text:a><text:a xlink:type="simple" xlink:href="#__RefHeading___Toc445_1737579497" text:style-name="Index_20_Link" text:visited-style-name="Index_20_Link"><text:tab/>3</text:a></text:p>
          <text:p text:style-name="P110"><text:a xlink:type="simple" xlink:href="#__RefHeading___Toc110_223215351" text:style-name="Index_20_Link" text:visited-style-name="Index_20_Link">C</text:a><text:a xlink:type="simple" xlink:href="#__RefHeading___Toc110_223215351" text:style-name="Index_20_Link" text:visited-style-name="Index_20_Link">ache</text:a><text:a xlink:type="simple" xlink:href="#__RefHeading___Toc110_223215351" text:style-name="Index_20_Link" text:visited-style-name="Index_20_Link"><text:tab/>4</text:a></text:p>
          <text:p text:style-name="P111"><text:a xlink:type="simple" xlink:href="#__RefHeading___Toc447_1737579497" text:style-name="Index_20_Link" text:visited-style-name="Index_20_Link">C</text:a><text:a xlink:type="simple" xlink:href="#__RefHeading___Toc447_1737579497" text:style-name="Index_20_Link" text:visited-style-name="Index_20_Link">loudf</text:a><text:a xlink:type="simple" xlink:href="#__RefHeading___Toc447_1737579497" text:style-name="Index_20_Link" text:visited-style-name="Index_20_Link">l</text:a><text:a xlink:type="simple" xlink:href="#__RefHeading___Toc447_1737579497" text:style-name="Index_20_Link" text:visited-style-name="Index_20_Link">are :</text:a><text:a xlink:type="simple" xlink:href="#__RefHeading___Toc447_1737579497" text:style-name="Index_20_Link" text:visited-style-name="Index_20_Link"><text:tab/>4</text:a></text:p>
          <text:p text:style-name="P111"><text:a xlink:type="simple" xlink:href="#__RefHeading___Toc449_1737579497" text:style-name="Index_20_Link" text:visited-style-name="Index_20_Link">WP ROCKET<text:tab/>4</text:a></text:p>
          <text:p text:style-name="P111"><text:a xlink:type="simple" xlink:href="#__RefHeading___Toc451_1737579497" text:style-name="Index_20_Link" text:visited-style-name="Index_20_Link">TIPS<text:tab/>4</text:a></text:p>
          <text:p text:style-name="P110"><text:a xlink:type="simple" xlink:href="#__RefHeading___Toc453_1737579497" text:style-name="Index_20_Link" text:visited-style-name="Index_20_Link">DEPLOIEMENT EN LOCAL<text:tab/>5</text:a></text:p>
          <text:p text:style-name="P111"><text:a xlink:type="simple" xlink:href="#__RefHeading___Toc455_1737579497" text:style-name="Index_20_Link" text:visited-style-name="Index_20_Link">Essai sur Mdev.armoireplus<text:tab/>5</text:a></text:p>
          <text:p text:style-name="P111"><text:a xlink:type="simple" xlink:href="#__RefHeading___Toc112_223215351" text:style-name="Index_20_Link" text:visited-style-name="Index_20_Link"><text:span text:style-name="T44">Essa</text:span></text:a><text:a xlink:type="simple" xlink:href="#__RefHeading___Toc112_223215351" text:style-name="Index_20_Link" text:visited-style-name="Index_20_Link"><text:span text:style-name="T44">i</text:span></text:a><text:a xlink:type="simple" xlink:href="#__RefHeading___Toc112_223215351" text:style-name="Index_20_Link" text:visited-style-name="Index_20_Link"><text:span text:style-name="T44"> sur armoireplus</text:span></text:a><text:a xlink:type="simple" xlink:href="#__RefHeading___Toc112_223215351" text:style-name="Index_20_Link" text:visited-style-name="Index_20_Link"><text:tab/>5</text:a></text:p>
          <text:p text:style-name="P110"><text:a xlink:type="simple" xlink:href="#__RefHeading___Toc959_876043102" text:style-name="Index_20_Link" text:visited-style-name="Index_20_Link">SURCHARGER UNE FONCTION DU THEME PARENT<text:tab/>6</text:a></text:p>
          <text:p text:style-name="P111"><text:a xlink:type="simple" xlink:href="#__RefHeading___Toc961_876043102" text:style-name="Index_20_Link" text:visited-style-name="Index_20_Link">Vérifier si la fonction est attachée à un hook ou pas<text:tab/>6</text:a></text:p>
          <text:p text:style-name="P110"><text:a xlink:type="simple" xlink:href="#__RefHeading___Toc963_876043102" text:style-name="Index_20_Link" text:visited-style-name="Index_20_Link">MISE A JOUR DE SITES<text:tab/>7</text:a></text:p>
          <text:p text:style-name="P111"><text:a xlink:type="simple" xlink:href="#__RefHeading___Toc965_876043102" text:style-name="Index_20_Link" text:visited-style-name="Index_20_Link">Verification à faire sur MonAtelierPro sur prod puis dev<text:tab/>7</text:a></text:p>
          <text:p text:style-name="P111"><text:a xlink:type="simple" xlink:href="#__RefHeading___Toc967_876043102" text:style-name="Index_20_Link" text:visited-style-name="Index_20_Link">Problème avec Yith-product-addon<text:tab/>7</text:a></text:p>
          <text:p text:style-name="P111"><text:a xlink:type="simple" xlink:href="#__RefHeading___Toc969_876043102" text:style-name="Index_20_Link" text:visited-style-name="Index_20_Link">Ordre des étapes à suivre pour une mise à jour<text:tab/>7</text:a></text:p>
          <text:p text:style-name="P111"><text:a xlink:type="simple" xlink:href="#__RefHeading___Toc971_876043102" text:style-name="Index_20_Link" text:visited-style-name="Index_20_Link">Trucs en général<text:tab/>7</text:a></text:p>
          <text:p text:style-name="P111"><text:a xlink:type="simple" xlink:href="#__RefHeading___Toc973_876043102" text:style-name="Index_20_Link" text:visited-style-name="Index_20_Link">Mettre en maintenance MAP<text:tab/>8</text:a></text:p>
          <text:p text:style-name="P110"><text:a xlink:type="simple" xlink:href="#__RefHeading___Toc975_876043102" text:style-name="Index_20_Link" text:visited-style-name="Index_20_Link">Mon Atelier Pro<text:tab/>9</text:a></text:p>
          <text:p text:style-name="P111"><text:a xlink:type="simple" xlink:href="#__RefHeading___Toc977_876043102" text:style-name="Index_20_Link" text:visited-style-name="Index_20_Link">Trucs en vrac<text:tab/>9</text:a></text:p>
          <text:p text:style-name="P110"><text:a xlink:type="simple" xlink:href="#__RefHeading___Toc979_876043102" text:style-name="Index_20_Link" text:visited-style-name="Index_20_Link">WOOCOMMERCE<text:tab/>10</text:a></text:p>
          <text:p text:style-name="P111"><text:a xlink:type="simple" xlink:href="#__RefHeading___Toc981_876043102" text:style-name="Index_20_Link" text:visited-style-name="Index_20_Link">Hooks d’action utiles :<text:tab/>10</text:a></text:p>
          <text:p text:style-name="P110"><text:a xlink:type="simple" xlink:href="#__RefHeading___Toc983_876043102" text:style-name="Index_20_Link" text:visited-style-name="Index_20_Link">BUGS DECELES<text:tab/>11</text:a></text:p>
          <text:p text:style-name="P111"><text:a xlink:type="simple" xlink:href="#__RefHeading___Toc985_876043102" text:style-name="Index_20_Link" text:visited-style-name="Index_20_Link">Màj MAP<text:tab/>12</text:a></text:p>
          <text:p text:style-name="P110"><text:a xlink:type="simple" xlink:href="#__RefHeading___Toc987_876043102" text:style-name="Index_20_Link" text:visited-style-name="Index_20_Link">MARDI 17 SEPTEMBRE 2024<text:tab/>13</text:a></text:p>
          <text:p text:style-name="P111"><text:a xlink:type="simple" xlink:href="#__RefHeading___Toc989_876043102" text:style-name="Index_20_Link" text:visited-style-name="Index_20_Link">MAJ DBA<text:tab/>13</text:a></text:p>
          <text:p text:style-name="P111"><text:a xlink:type="simple" xlink:href="#__RefHeading___Toc1760_627194075" text:style-name="Index_20_Link" text:visited-style-name="Index_20_Link">TRUCS AU CAS OU LA MàJ MANUELLE NE MARCHE PAS<text:tab/>15</text:a></text:p>
          <text:p text:style-name="P110"><text:a xlink:type="simple" xlink:href="#__RefHeading___Toc1762_627194075" text:style-name="Index_20_Link" text:visited-style-name="Index_20_Link">TRADUCTIONS<text:tab/>16</text:a></text:p>
        </text:index-body>
      </text:table-of-content>
      <text:p text:style-name="Text_20_body"/>
      <text:p text:style-name="P1"/>
      <text:h text:style-name="Heading_20_1" text:outline-level="1" text:is-list-header="true"><text:bookmark-start text:name="__RefHeading___Toc106_223215351"/>Identifiants<text:bookmark-end text:name="__RefHeading___Toc106_223215351"/></text:h>
      <text:p text:style-name="Text_20_body">- Filezilla : <text:s/><text:span text:style-name="T3">Ku11WOncyo*x!8ad</text:span></text:p>
      <text:p text:style-name="P2">- Armoireplus :</text:p>
      <text:p text:style-name="P12"><text:a xlink:type="simple" xlink:href="https://mdev.armoireplus.fr/connecter/" text:style-name="Internet_20_link" text:visited-style-name="Visited_20_Internet_20_Link"><text:span text:style-name="T1">https://mdev.armoireplus.fr/connecter/</text:span></text:a><text:span text:style-name="T1"> </text:span><text:span text:style-name="T3">8XWuwDMXKrJjncU%xCh#HImD</text:span><text:line-break/><text:a xlink:type="simple" xlink:href="mailto:lorlor@free.fr" text:style-name="Internet_20_link" text:visited-style-name="Visited_20_Internet_20_Link"><text:span text:style-name="T43">lorlor@free.fr</text:span></text:a></text:p>
      <text:p text:style-name="P12"><text:span text:style-name="T49">prod : </text:span><text:a xlink:type="simple" xlink:href="mailto:lorlor@free.fr" text:style-name="Internet_20_link" text:visited-style-name="Visited_20_Internet_20_Link"><text:span text:style-name="T49">lorlor@free.fr</text:span></text:a><text:span text:style-name="T49"> </text:span><text:span text:style-name="T3">!VstJs4y!l&amp;fcRBhD8AMtksk</text:span></text:p>
      <text:p text:style-name="P3">- MonAtelierPro :</text:p>
      <text:p text:style-name="P55"><text:span text:style-name="T85">MDEV </text:span><text:span text:style-name="T50">lorlor </text:span><text:a xlink:type="simple" xlink:href="mailto:HqoXlNkKlOd%26BJ@MngTWrbe" text:style-name="Internet_20_link" text:visited-style-name="Visited_20_Internet_20_Link">HqoXlNkKlOd&amp;BJ@MngTWrbe</text:a><text:span text:style-name="T3">(</text:span></text:p>
      <text:p text:style-name="P55"><text:span text:style-name="T11">Prod lorlor </text:span><text:span text:style-name="T3">)B6r#KL9Sp48OS&amp;3yeV7qOTc</text:span></text:p>
      <text:p text:style-name="P55"><text:soft-page-break/><text:span text:style-name="T3">- </text:span><text:span text:style-name="T12">DBA prod :PIv2Y%jTon^jyMCo</text:span></text:p>
      <text:p text:style-name="P6"><text:span text:style-name="T1">- Yith :</text:span><text:span text:style-name="T3"> </text:span><text:a xlink:type="simple" xlink:href="mailto:ndrouet@armoireplus.fr" office:target-frame-name="_blank" xlink:show="new" text:style-name="Internet_20_link" text:visited-style-name="Visited_20_Internet_20_Link">ndrouet@armoireplus.fr</text:a><text:span text:style-name="T23"> </text:span><text:a xlink:type="simple" xlink:href="mailto:Y2506@themes" text:style-name="Internet_20_link" text:visited-style-name="Visited_20_Internet_20_Link"><text:span text:style-name="T15">Y2506@themes</text:span></text:a></text:p>
      <text:p text:style-name="P8"><text:span text:style-name="T43">- ChatGPT : </text:span><text:span text:style-name="T3">mail : </text:span><text:a xlink:type="simple" xlink:href="mailto:contact@predimark.com" office:target-frame-name="_blank" xlink:show="new" text:style-name="Internet_20_link" text:visited-style-name="Visited_20_Internet_20_Link"><text:span text:style-name="T23">contact@predimark.com</text:span></text:a><text:span text:style-name="T14"> </text:span><text:span text:style-name="T3">mdp : Chatgpt!!</text:span></text:p>
      <text:p text:style-name="P10"><text:span text:style-name="T3">- </text:span><text:span text:style-name="T5">Réseau : </text:span><text:span text:style-name="T3">clereseaukeyyo</text:span></text:p>
      <text:p text:style-name="P8"><text:span text:style-name="T3">- </text:span><text:span text:style-name="T4">Doc de suivi fichiers Laure :</text:span><text:a xlink:type="simple" xlink:href="https://docs.google.com/spreadsheets/d/1w2-kxYBd-aF1qIahXpkqZV47e45wzzS2oc7OzhSwrMY/edit?gid=0#gid=0" text:style-name="Internet_20_link" text:visited-style-name="Visited_20_Internet_20_Link">https://docs.google.com/spreadsheets/d/1w2-kxYBd-aF1qIahXpkqZV47e45wzzS2oc7OzhSwrMY/edit?gid=0#gid=0</text:a></text:p>
      <text:p text:style-name="P11"><text:span text:style-name="T4">- </text:span><text:span text:style-name="T6">CloudFlare :</text:span></text:p>
      <text:p text:style-name="P11"><text:a xlink:type="simple" xlink:href="https://dash.cloudflare.com/login" text:style-name="Internet_20_link" text:visited-style-name="Visited_20_Internet_20_Link"><text:span text:style-name="T6">https://dash.cloudflare.com/login</text:span></text:a></text:p>
      <text:p text:style-name="P11"><text:a xlink:type="simple" xlink:href="mailto:ndrouet@armoireplus.fr" text:style-name="Internet_20_link" text:visited-style-name="Visited_20_Internet_20_Link">ndrouet@armoireplus.fr</text:a><text:span text:style-name="T6"> h=SIWatRlS+rO70u=i6h</text:span></text:p>
      <text:p text:style-name="P11"><text:span text:style-name="T6">- </text:span><text:span text:style-name="T8">En local : prod armoireplus : admin armoireplus</text:span></text:p>
      <text:p text:style-name="P11"><text:span text:style-name="T8">- </text:span><text:span text:style-name="T9">WooCommerce : </text:span><text:a xlink:type="simple" xlink:href="mailto:ndrouet@dba-armoires.fr" text:style-name="Internet_20_link" text:visited-style-name="Visited_20_Internet_20_Link">ndrouet@dba-armoires.fr</text:a><text:span text:style-name="T9"> Nd2506ap@Wo?<text:line-break/>- </text:span><text:a xlink:type="simple" xlink:href="https://wpspring.com/my-account/" text:style-name="Internet_20_link" text:visited-style-name="Visited_20_Internet_20_Link">https://wpspring.com/my-account/</text:a><text:span text:style-name="T9"> : <text:s/></text:span><text:a xlink:type="simple" xlink:href="mailto:W2506pSp@ring" text:style-name="Internet_20_link" text:visited-style-name="Visited_20_Internet_20_Link">W2506pSp@ring</text:a><text:span text:style-name="T9"> </text:span><text:span text:style-name="T10">ndrouet</text:span></text:p>
      <text:p text:style-name="P21">- Codecanyon<text:line-break/>Nico313<text:line-break/><text:a xlink:type="simple" xlink:href="mailto:C2506@canyon" text:style-name="Internet_20_link" text:visited-style-name="Visited_20_Internet_20_Link">C2506@canyon</text:a></text:p>
      <text:p text:style-name="P21">- <text:span text:style-name="T104">Les thèmes sont via codecanyon aussi (porto notamment)</text:span></text:p>
      <text:h text:style-name="Heading_20_1" text:outline-level="1"><text:bookmark-start text:name="__RefHeading___Toc108_223215351"/>Liens Ressources Diverses<text:bookmark-end text:name="__RefHeading___Toc108_223215351"/></text:h>
      <text:p text:style-name="Text_20_body">- <text:span text:style-name="T48">Icones FA utilisées pour ArmoirePlus : https://legenda.8theme.com/shortcodes/icons/</text:span></text:p>
      <text:p text:style-name="P9"><text:span text:style-name="T3">- </text:span><text:span text:style-name="T7">Docs Hooks woocommerce : </text:span><text:a xlink:type="simple" xlink:href="https://www.businessbloomer.com/woocommerce-visual-hook-guide-single-product-page/" text:style-name="Internet_20_link" text:visited-style-name="Visited_20_Internet_20_Link">https://www.businessbloomer.com/woocommerce-visual-hook-guide-single-product-page/</text:a></text:p>
      <text:p text:style-name="P19"/>
      <text:h text:style-name="P127" text:outline-level="1"/>
      <text:h text:style-name="P128" text:outline-level="1"><text:bookmark-start text:name="__RefHeading___Toc445_1737579497"/><text:span text:style-name="T17">D</text:span><text:span text:style-name="T16">EBUG</text:span><text:bookmark-end text:name="__RefHeading___Toc445_1737579497"/></text:h>
      <text:h text:style-name="Heading_20_2" text:outline-level="2"/>
      <text:p text:style-name="Text_20_body">- Wp-config : <text:span text:style-name="T57">On peut mettre les variables à true, mais si on met display errors à true, il est possible qu’on voit bcp d’erreurs liées aux warning et aux </text:span><text:span text:style-name="T65">notices </text:span><text:span text:style-name="T57">ce qui rend le debug.log illisible.</text:span></text:p>
      <text:p text:style-name="Text_20_body">- <text:span text:style-name="T57">Il y a un plugin qui vise à n’afficher que certaines erreurs c’est</text:span><text:span text:style-name="T62"> <text:s/></text:span><text:span text:style-name="T63">Error Reporting</text:span></text:p>
      <text:p text:style-name="P17">- Pour utiliser le debug.log :</text:p>
      <text:p text:style-name="P16"><text:span text:style-name="T57"><text:tab/></text:span><text:span text:style-name="T59">1/ l’effacer du FTP concerné</text:span></text:p>
      <text:p text:style-name="Text_20_body"><text:span text:style-name="T60"><text:tab/></text:span><text:span text:style-name="T61">2/ copier son fichier modifié contenant </text:span><text:span text:style-name="Source_20_Text"><text:span text:style-name="T58">error_log(print_r("maclé</text:span></text:span><text:span text:style-name="Source_20_Text"><text:span text:style-name="T59">PourRetrouverMaVariable</text:span></text:span><text:span text:style-name="Source_20_Text"><text:span text:style-name="T58">: " . $maVariable, true));</text:span></text:span></text:p>
      <text:p text:style-name="Text_20_body"><text:span text:style-name="Source_20_Text"><text:span text:style-name="T58"><text:tab/></text:span></text:span><text:span text:style-name="Source_20_Text"><text:span text:style-name="T59">3/ Actualiser le navigateur puis FileZilla</text:span></text:span></text:p>
      <text:p text:style-name="Text_20_body"><text:span text:style-name="Source_20_Text"><text:span text:style-name="T59"><text:tab/>4/ Éditer le debug.log</text:span></text:span></text:p>
      <text:p text:style-name="P16"/>
      <text:p text:style-name="Text_20_body"/>
      <text:h text:style-name="P129" text:outline-level="1"><text:bookmark-start text:name="__RefHeading___Toc110_223215351"/><text:span text:style-name="T17">C</text:span><text:span text:style-name="T18">ache</text:span><text:bookmark-end text:name="__RefHeading___Toc110_223215351"/></text:h>
      <text:h text:style-name="Heading_20_2" text:outline-level="2"><text:bookmark-start text:name="__RefHeading___Toc447_1737579497"/><text:span text:style-name="T21">C</text:span><text:span text:style-name="T20">loudf</text:span><text:span text:style-name="T22">l</text:span><text:span text:style-name="T20">are : </text:span><text:bookmark-end text:name="__RefHeading___Toc447_1737579497"/></text:h>
      <text:p text:style-name="P7"><text:span text:style-name="T19">1/ aller sur </text:span><text:a xlink:type="simple" xlink:href="https://dash.cloudflare.com/login" text:style-name="Internet_20_link" text:visited-style-name="Visited_20_Internet_20_Link"><text:span text:style-name="T13">https://dash.cloudflare.com/login</text:span></text:a></text:p>
      <text:p text:style-name="P7"><text:span text:style-name="T13">2/ </text:span><text:span text:style-name="T2">Sites web → armoireplus →caching → configuration </text:span></text:p>
      <text:p text:style-name="P7"><text:span text:style-name="T2">3/ Cliquer sur « Personnaliser le vidage » puis spécifier le fichier en question, par exemple, </text:span><text:a xlink:type="simple" xlink:href="https://www.armoireplus.fr/wp-content/themes/legenda-child/style.css" text:style-name="Internet_20_link" text:visited-style-name="Visited_20_Internet_20_Link">https://www.armoireplus.fr/wp-content/themes/legenda-child/style.css</text:a></text:p>
      <text:p text:style-name="P20">4/ Vider.</text:p>
      <text:h text:style-name="Heading_20_2" text:outline-level="2" text:is-list-header="true"><text:bookmark-start text:name="__RefHeading___Toc449_1737579497"/>WP ROCKET<text:bookmark-end text:name="__RefHeading___Toc449_1737579497"/></text:h>
      <text:p text:style-name="P13">1/ Aller sur le tableau de bord du site</text:p>
      <text:p text:style-name="P13">2/ Cliquer sur « WP Rocket » → Purger le CSS utilisé</text:p>
      <text:p text:style-name="P13">3/ <text:span text:style-name="T51">Ne pas faire « Vider et précharger le cache » =&gt; lenteur pour recharger toutes les données ds le cache, à faire rarement</text:span></text:p>
      <text:p text:style-name="P25"/>
      <text:h text:style-name="Heading_20_2" text:outline-level="2"><text:bookmark-start text:name="__RefHeading___Toc451_1737579497"/>TIPS<text:bookmark-end text:name="__RefHeading___Toc451_1737579497"/></text:h>
      <text:p text:style-name="Text_20_body">- <text:span text:style-name="T55">En local, désactiver WP Rocket</text:span></text:p>
      <text:p text:style-name="Text_20_body">- <text:span text:style-name="T56">Commande pour effacer des données DNS liées à l’IP (pas bien compris) : sudo systemctl restart systemd-resolved</text:span></text:p>
      <text:h text:style-name="P129" text:outline-level="1"><text:bookmark-start text:name="__RefHeading___Toc453_1737579497"/>DEPLOIEMENT EN LOCAL<text:bookmark-end text:name="__RefHeading___Toc453_1737579497"/></text:h>
      <text:p text:style-name="Text_20_body"/>
      <text:h text:style-name="Heading_20_2" text:outline-level="2"><text:bookmark-start text:name="__RefHeading___Toc455_1737579497"/>Essa<text:span text:style-name="T54">i</text:span> sur Mdev.armoireplus<text:bookmark-end text:name="__RefHeading___Toc455_1737579497"/></text:h>
      <text:p text:style-name="Text_20_body"/>
      <text:p text:style-name="P14">1/ Copier le dossier du site sur /<text:span text:style-name="T44">var/www/html/mdev.armoireplus</text:span></text:p>
      <text:p text:style-name="P30">2/ Importer la BDD via sql 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Table_20_Contents">mysql -u lorlor -p armoireplus &lt; /home/lor/Bureau/backupArmoirePlus/databases/armoireplus_1/backup_sqldump_2409041130.sql</text:p>
          </table:table-cell>
        </table:table-row>
      </table:table>
      <text:p text:style-name="P30"/>
      <text:p text:style-name="P31">NB : si nécessaire, ligne à rajouter dans php.ini pour allouer plus de place pour les BDD en mémoire : </text:p>
      <text:p text:style-name="P33">3/ Réécriture des URL : à retester </text:p>
      <table:table table:name="Tableau2" table:style-name="Tableau2">
        <table:table-column table:style-name="Tableau2.A" table:number-columns-repeated="2"/>
        <table:table-column table:style-name="Tableau2.C"/>
        <table:table-row>
          <table:table-cell table:style-name="Tableau2.A1" office:value-type="string">
            <text:p text:style-name="P4">Table</text:p>
          </table:table-cell>
          <table:table-cell table:style-name="Tableau2.A1" office:value-type="string">
            <text:p text:style-name="P5">Champ</text:p>
          </table:table-cell>
          <table:table-cell table:style-name="Tableau2.A1" office:value-type="string">
            <text:p text:style-name="P4">Requête SQL</text:p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</table:table>
      <text:p text:style-name="P32"/>
      <text:p text:style-name="P15"><text:span text:style-name="T45">4/ </text:span><text:span text:style-name="T44">Vérifier le .htaccess permet la réécriture</text:span>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Table_20_Contents"># BEGIN WordPress</text:p>
            <text:p text:style-name="Table_20_Contents"># Les directives (lignes) entre « BEGIN WordPress » et « END WordPress » sont générées</text:p>
            <text:p text:style-name="Table_20_Contents"># dynamiquement, et doivent être modifiées uniquement via les filtres WordPress.</text:p>
            <text:p text:style-name="Table_20_Contents"># Toute modification des directives situées entre ces marqueurs sera surchargée.</text:p>
            <text:p text:style-name="Table_20_Contents">&lt;IfModule mod_rewrite.c&gt;</text:p>
            <text:p text:style-name="Table_20_Contents">RewriteEngine On</text:p>
            <text:p text:style-name="Table_20_Contents">RewriteRule .* - [E=HTTP_AUTHORIZATION:%{HTTP:Authorization}]</text:p>
            <text:p text:style-name="Table_20_Contents">RewriteBase /mdev.armoireplus.fr/</text:p>
            <text:p text:style-name="Table_20_Contents">RewriteRule ^index\.php$ - [L]</text:p>
            <text:p text:style-name="Table_20_Contents">RewriteCond %{REQUEST_FILENAME} !-f</text:p>
            <text:p text:style-name="Table_20_Contents">RewriteCond %{REQUEST_FILENAME} !-d</text:p>
            <text:p text:style-name="Table_20_Contents">RewriteRule . /mdev.armoireplus.fr/index.php [L]</text:p>
            <text:p text:style-name="Table_20_Contents">&lt;/IfModule&gt;</text:p>
            <text:p text:style-name="Table_20_Contents"/>
            <text:p text:style-name="Table_20_Contents"># END WordPress</text:p>
          </table:table-cell>
        </table:table-row>
      </table:table>
      <text:h text:style-name="Heading_20_2" text:outline-level="2" text:is-list-header="true"><text:bookmark-start text:name="__RefHeading___Toc112_223215351"/><text:span text:style-name="T44">Essa</text:span><text:span text:style-name="T45">i</text:span><text:span text:style-name="T44"> sur armoireplus</text:span><text:bookmark-end text:name="__RefHeading___Toc112_223215351"/></text:h>
      <text:p text:style-name="P34"/>
      <text:p text:style-name="P34"/>
      <text:h text:style-name="P129" text:outline-level="1"><text:bookmark-start text:name="__RefHeading___Toc959_876043102"/>SURCHARGER UNE FONCTION DU THEME PARENT<text:bookmark-end text:name="__RefHeading___Toc959_876043102"/></text:h>
      <text:p text:style-name="Text_20_body"/>
      <text:h text:style-name="Heading_20_2" text:outline-level="2"><text:bookmark-start text:name="__RefHeading___Toc961_876043102"/>Vérifier si la <text:span text:style-name="T66">fonction</text:span> est attachée à un hook ou pas<text:bookmark-end text:name="__RefHeading___Toc961_876043102"/></text:h>
      <text:p text:style-name="P38">A/ Attachée à un hook filter :</text:p>
      <text:p text:style-name="P40">- désactiver le hook ds le theme enfant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Table_20_Contents">function remove_flatsome_sale_flash_filter() {</text:p>
            <text:p text:style-name="Table_20_Contents"><text:s text:c="4"/>remove_filter( 'flatsome_product_labels', 'flatsome_sale_flash', 10 );</text:p>
            <text:p text:style-name="Table_20_Contents">}</text:p>
            <text:p text:style-name="Table_20_Contents">add_action( 'init', 'remove_flatsome_sale_flash_filter' );</text:p>
          </table:table-cell>
        </table:table-row>
      </table:table>
      <text:p text:style-name="P40"/>
      <text:p text:style-name="P39">- <text:span text:style-name="T66">Ajouter sa propre version de la <text:s/>fonction :</text:span>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Table_20_Contents">function my_custom_flatsome_sale_flash( $text, $post, $_product, $badge_style ) {</text:p>
            <text:p text:style-name="Table_20_Contents"><text:s text:c="4"/>global $wc_cpdf;</text:p>
            <text:p text:style-name="Table_20_Contents"/>
            <text:p text:style-name="Table_20_Contents"><text:s text:c="4"/>// Vérification de l'objet global $wc_cpdf</text:p>
            <text:p text:style-name="Table_20_Contents"><text:s text:c="4"/>if ( ! is_a( $wc_cpdf, 'WC_Product_Data_Fields' ) ) {</text:p>
            <text:p text:style-name="Table_20_Contents"><text:s text:c="8"/>return $text;</text:p>
            <text:p text:style-name="Table_20_Contents"><text:s text:c="4"/>}</text:p>
            <text:p text:style-name="Table_20_Contents"/>
            <text:p text:style-name="Table_20_Contents"><text:s text:c="4"/>// Vérifie si le produit a l'attribut '_bubble_new'</text:p>
            <text:p text:style-name="Table_20_Contents"><text:s text:c="4"/>if ( $wc_cpdf-&gt;get_value( get_the_ID(), '_bubble_new' ) ) {</text:p>
            <text:p text:style-name="Table_20_Contents"/>
            <text:p text:style-name="Table_20_Contents"><text:s text:c="8"/>// Récupère le texte de la bulle ou "New" par défaut</text:p>
            <text:p text:style-name="Table_20_Contents"><text:s text:c="8"/>$bubble_text = $wc_cpdf-&gt;get_value( get_the_ID(), '_bubble_text' ) </text:p>
            <text:p text:style-name="Table_20_Contents"><text:s text:c="8"/>? $wc_cpdf-&gt;get_value( get_the_ID(), '_bubble_text' ) </text:p>
            <text:p text:style-name="Table_20_Contents"><text:s text:c="8"/>: __( 'New', 'flatsome' );</text:p>
            <text:p text:style-name="Table_20_Contents"/>
            <text:p text:style-name="Table_20_Contents"><text:s text:c="8"/>// Ajoute une bulle personnalisée avec du texte</text:p>
            <text:p text:style-name="Table_20_Contents"><text:s text:c="8"/>$text .= '&lt;div class="badge callout badge-' . esc_attr( $badge_style ) . '"&gt;&lt;div class="badge-inner callout-new-bg is-small new-bubble"&gt;' . esc_html( $bubble_text ) . '&lt;/div&gt;&lt;/div&gt;';</text:p>
            <text:p text:style-name="Table_20_Contents"><text:s text:c="4"/>}</text:p>
            <text:p text:style-name="Table_20_Contents"/>
            <text:p text:style-name="Table_20_Contents"><text:s text:c="4"/>return $text;</text:p>
            <text:p text:style-name="Table_20_Contents">}</text:p>
          </table:table-cell>
        </table:table-row>
      </table:table>
      <text:p text:style-name="P39"/>
      <text:p text:style-name="P39">- <text:span text:style-name="T66">Réassocier le filtre :</text:span>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Table_20_Contents">add_filter( 'flatsome_product_labels', 'my_custom_flatsome_sale_flash', 10, 4 );</text:p>
          </table:table-cell>
        </table:table-row>
      </table:table>
      <text:p text:style-name="P39"/>
      <text:h text:style-name="P129" text:outline-level="1"><text:bookmark-start text:name="__RefHeading___Toc963_876043102"/>MISE A JOUR DE SITES<text:bookmark-end text:name="__RefHeading___Toc963_876043102"/></text:h>
      <text:p text:style-name="Text_20_body"/>
      <text:h text:style-name="Heading_20_2" text:outline-level="2"><text:bookmark-start text:name="__RefHeading___Toc965_876043102"/>Verification à faire sur MonAtelierPro sur prod puis dev<text:bookmark-end text:name="__RefHeading___Toc965_876043102"/></text:h>
      <text:p text:style-name="P41">Tests manuels : faire une commande et passer son statu<text:span text:style-name="T69">t</text:span> en attente, en cours terminé, revenir en arrière.</text:p>
      <text:p text:style-name="P41">Ccréer un compte client, aller sur le comtpe admin</text:p>
      <text:p text:style-name="P41">Voir les commandes côté backoffice et noter les bugs</text:p>
      <text:p text:style-name="P41"/>
      <text:h text:style-name="Heading_20_2" text:outline-level="2"><text:bookmark-start text:name="__RefHeading___Toc967_876043102"/>Problème avec Yith-product-addon<text:bookmark-end text:name="__RefHeading___Toc967_876043102"/></text:h>
      <text:p text:style-name="P41">liés à la dernière màjour, les options ont sauté</text:p>
      <text:p text:style-name="P41">cf ticket Avril 2024 <text:span text:style-name="T67">Product form V3 to V4</text:span></text:p>
      <text:p text:style-name="P42">Attention nça va se reproduire avec DBA</text:p>
      <text:p text:style-name="P42"/>
      <text:h text:style-name="Heading_20_2" text:outline-level="2"><text:bookmark-start text:name="__RefHeading___Toc969_876043102"/>Ordre des étapes à suivre pour une mise à jour <text:bookmark-end text:name="__RefHeading___Toc969_876043102"/></text:h>
      <text:p text:style-name="Text_20_body">→ <text:span text:style-name="T68">mettre le prod en « mode maintenance », l’utilisateur pourra consulter le site grâce aux pages mises en cache et les autres auront le message de maintenance.</text:span></text:p>
      <text:p text:style-name="Text_20_body">→ <text:span text:style-name="T68">sauvegarder le site</text:span></text:p>
      <text:p text:style-name="P51">→ <text:span text:style-name="T74">faire les mises à jour </text:span><text:span text:style-name="T75">dans cet ordre</text:span><text:span text:style-name="T74"> </text:span></text:p>
      <text:p text:style-name="P51"><text:span text:style-name="T74">1/WP 2/ WooCommerce 3/ thème </text:span><text:span text:style-name="T78">puis </text:span><text:span text:style-name="T74">plugins <text:s/></text:span><text:span text:style-name="T76">NB si WC le nécessite, màj le thème </text:span><text:span text:style-name="T77">(cf WooCommerce→Etat→ Tt en bas on a les fichiers obsolètes, attention s’ils sont ds le theme enfant)</text:span><text:span text:style-name="T82">=&gt; theme options=&gt; fr comme si on change de theme et cliquer sur son theme pomur le mettre à jour</text:span></text:p>
      <text:p text:style-name="P64"><text:span text:style-name="T82">N</text:span><text:span text:style-name="T73">e pas oublier les TRADUCTIONS</text:span></text:p>
      <text:p text:style-name="P50"><text:span text:style-name="T77">S</text:span><text:span text:style-name="T73">i </text:span><text:span text:style-name="T79">le plugin est gratuit et de WP, on le télécharge, </text:span><text:span text:style-name="T73">on met à jour le plugin à la main en copiant direct </text:span><text:span text:style-name="T80">sur </text:span><text:span text:style-name="T73">le ftp :</text:span></text:p>
      <text:p text:style-name="P67">1/ faire une sauvegarde du plugin</text:p>
      <text:p text:style-name="P67">2/ copier la dernière version</text:p>
      <text:p text:style-name="Text_20_body">→ <text:span text:style-name="T68">vérifier</text:span></text:p>
      <text:p text:style-name="Text_20_body">→ <text:span text:style-name="T68">enlever la maintenance</text:span></text:p>
      <text:p text:style-name="Text_20_body"/>
      <text:h text:style-name="Heading_20_2" text:outline-level="2"><text:bookmark-start text:name="__RefHeading___Toc971_876043102"/>Trucs en général<text:bookmark-end text:name="__RefHeading___Toc971_876043102"/></text:h>
      <text:p text:style-name="Text_20_body">→ <text:span text:style-name="T71">faire les màj 1X/trimestre environ</text:span></text:p>
      <text:p text:style-name="Text_20_body"><text:soft-page-break/>→ <text:span text:style-name="T71">ne pas prendre les màj se finissant par 0 car pas éprouvées</text:span></text:p>
      <text:p text:style-name="Text_20_body">→ <text:span text:style-name="T71">attendre si possible 1 à 2 sem pour màj les plugins dépendant de WooCommerce après avoir mis ce dernier à jour</text:span></text:p>
      <text:p text:style-name="P48">→ <text:span text:style-name="T71">sur le site de WooCommerce, aller sur « Abonnements » pour voir les plugins auxquels on a souscrit</text:span></text:p>
      <text:p text:style-name="P70">→ parcourir les détails des màj *</text:p>
      <text:p text:style-name="P52">→ <text:span text:style-name="T72">pour les plugins , plusieurs sources : </text:span></text:p>
      <text:p text:style-name="P53"><text:span text:style-name="T81">WooCommerce</text:span><text:span text:style-name="T72"> </text:span><text:span text:style-name="T84">== </text:span></text:p>
      <text:list xml:id="list793227012" text:style-name="L1">
        <text:list-item>
          <text:p text:style-name="P135">wc-zapier ;</text:p>
        </text:list-item>
        <text:list-item>
          <text:p text:style-name="P136"/>
        </text:list-item>
        <text:list-item>
          <text:p text:style-name="P136"/>
        </text:list-item>
        <text:list-item>
          <text:p text:style-name="P134"/>
        </text:list-item>
      </text:list>
      <text:p text:style-name="P54"><text:span text:style-name="T81">CodeCanyon</text:span><text:span text:style-name="T72"> </text:span><text:span text:style-name="T83">== WC-show-variations-as-single-product ;</text:span><text:span text:style-name="T72"><text:line-break/></text:span><text:span text:style-name="T81">WpSpring </text:span><text:span text:style-name="T24"> </text:span></text:p>
      <text:list xml:id="list2495006230" text:style-name="L2">
        <text:list-item>
          <text:p text:style-name="P137">Google Product Feed Version 11.0.13</text:p>
        </text:list-item>
        <text:list-item>
          <text:p text:style-name="P137">Table Rate Shipping</text:p>
        </text:list-item>
        <text:list-item>
          <text:p text:style-name="P137">WooCommerce Cost of Goods Version 2.13.1</text:p>
        </text:list-item>
        <text:list-item>
          <text:p text:style-name="P137">Product CSV Import Suite Version 1.10.73</text:p>
        </text:list-item>
        <text:list-item>
          <text:p text:style-name="P138">Variation Swatches and Photos Version 3.1.10</text:p>
        </text:list-item>
      </text:list>
      <text:h text:style-name="Heading_20_2" text:outline-level="2"><text:bookmark-start text:name="__RefHeading___Toc973_876043102"/>Mettre en maintenance MAP<text:bookmark-end text:name="__RefHeading___Toc973_876043102"/></text:h>
      <text:p text:style-name="P49">Theme→ Advanced → Maintenance → Cocher « Enable Maintenance »</text:p>
      <text:h text:style-name="P129" text:outline-level="1"><text:bookmark-start text:name="__RefHeading___Toc975_876043102"/>Mon Atelier Pro<text:bookmark-end text:name="__RefHeading___Toc975_876043102"/></text:h>
      <text:p text:style-name="P43"/>
      <text:h text:style-name="Heading_20_2" text:outline-level="2"><text:bookmark-start text:name="__RefHeading___Toc977_876043102"/>Trucs en vrac<text:bookmark-end text:name="__RefHeading___Toc977_876043102"/></text:h>
      <text:p text:style-name="P43">Le suivi des commandes factures devis a été fait avec Dolibarr mais le tableau de suivi dans WP tend à le remplacer.</text:p>
      <text:p text:style-name="P43">Manque une fonctionnalité pour créer un produit custom</text:p>
      <text:p text:style-name="P41"/>
      <text:h text:style-name="P129" text:outline-level="1"><text:bookmark-start text:name="__RefHeading___Toc979_876043102"/>WOOCOMMERCE<text:bookmark-end text:name="__RefHeading___Toc979_876043102"/></text:h>
      <text:p text:style-name="Text_20_body"/>
      <text:h text:style-name="Heading_20_2" text:outline-level="2"><text:bookmark-start text:name="__RefHeading___Toc981_876043102"/>Hooks d’action utiles :<text:bookmark-end text:name="__RefHeading___Toc981_876043102"/></text:h>
      <text:p text:style-name="P28">- <text:span text:style-name="T70">se raccrocher à la page produit :</text:span></text:p>
      <text:p text:style-name="P26">add_action( 'woocommerce_before_single_product', 'custom_check_product_shipping_class' );</text:p>
      <text:p text:style-name="P26"/>
      <text:p text:style-name="P27">- <text:span text:style-name="T70">se raccrocher à la page produit :</text:span></text:p>
      <text:p text:style-name="P26">add_action( 'woocommerce_before_shop_loop_item', 'custom_check_product_shipping_class' );</text:p>
      <text:p text:style-name="P37"/>
      <text:p text:style-name="P29"/>
      <text:h text:style-name="P129" text:outline-level="1"><text:bookmark-start text:name="__RefHeading___Toc983_876043102"/>BUGS DECELES<text:bookmark-end text:name="__RefHeading___Toc983_876043102"/></text:h>
      <text:p text:style-name="Text_20_body"/>
      <text:p text:style-name="P45">L’option couleur est pas à la bonne taille selon les produits</text:p>
      <table:table table:name="Tableau7" table:style-name="Tableau7">
        <table:table-column table:style-name="Tableau7.A"/>
        <table:table-column table:style-name="Tableau7.B" table:number-columns-repeated="3"/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44"/>
          </table:table-cell>
          <table:table-cell table:style-name="Tableau7.A1" office:value-type="string">
            <text:p text:style-name="P46">Conteneur des pastilles de couleur sur prod</text:p>
          </table:table-cell>
          <table:table-cell table:style-name="Tableau7.A1" office:value-type="string">
            <text:p text:style-name="P46">Conteneur des pastilles de couleur sur dev</text:p>
          </table:table-cell>
        </table:table-row>
        <table:table-row>
          <table:table-cell table:style-name="Tableau7.A1" office:value-type="string">
            <text:p text:style-name="Table_20_Contents">https://mdev.monatelierpro.fr/boutique/produit/armoire-mobile-tablettes-smartphone/</text:p>
          </table:table-cell>
          <table:table-cell table:style-name="Tableau7.A1" office:value-type="string">
            <text:p text:style-name="P44">ok</text:p>
          </table:table-cell>
          <table:table-cell table:style-name="Tableau7.A1" office:value-type="string">
            <text:p text:style-name="P44"/>
          </table:table-cell>
          <table:table-cell table:style-name="Tableau7.A1" office:value-type="string">
            <text:p text:style-name="P44"/>
          </table:table-cell>
        </table:table-row>
        <table:table-row>
          <table:table-cell table:style-name="Tableau7.A1" office:value-type="string">
            <text:p text:style-name="Table_20_Contents">https://mdev.monatelierpro.fr/boutique/produit/armoire-surete-hautes-2-portes-300-litres-trionyx-traz300/</text:p>
          </table:table-cell>
          <table:table-cell table:style-name="Tableau7.A1" office:value-type="string">
            <text:p text:style-name="P44">Couleur trop petite</text:p>
          </table:table-cell>
          <table:table-cell table:style-name="Tableau7.A1" office:value-type="string">
            <text:p text:style-name="P22">class="options default-closed per-row-4 grid"</text:p>
          </table:table-cell>
          <table:table-cell table:style-name="Tableau7.A1" office:value-type="string">
            <text:p text:style-name="P22">class="options per-row-4 grid"</text:p>
            <text:p text:style-name="P22">style=" display: grid; justify-content: start; grid-template-columns: repeat(4, minmax(0, 2.5%) ); gap: 10px; "</text:p>
          </table:table-cell>
        </table:table-row>
        <table:table-row>
          <table:table-cell table:style-name="Tableau7.A1" office:value-type="string">
            <text:p text:style-name="Table_20_Contents">https://mdev.monatelierpro.fr/boutique/produit/armoire-haute-asure-100/</text:p>
          </table:table-cell>
          <table:table-cell table:style-name="Tableau7.A1" office:value-type="string">
            <text:p text:style-name="P44">Couleur trop grande</text:p>
          </table:table-cell>
          <table:table-cell table:style-name="Tableau7.A1" office:value-type="string">
            <text:p text:style-name="P47"><text:span text:style-name="T26">c</text:span><text:span text:style-name="T25">lass="options default-closed per-row-1"</text:span></text:p>
          </table:table-cell>
          <table:table-cell table:style-name="Tableau7.A1" office:value-type="string">
            <text:p text:style-name="P23">class="options per-row-1 "</text:p>
            <text:p text:style-name="P23">style=" display: grid; grid-template-columns: repeat(1, minmax(0, 50%) ); gap: 10px; "</text:p>
          </table:table-cell>
        </table:table-row>
      </table:table>
      <text:p text:style-name="P45"/>
      <text:h text:style-name="P131" text:outline-level="2"><text:bookmark-start text:name="__RefHeading___Toc985_876043102"/>Màj MAP<text:bookmark-end text:name="__RefHeading___Toc985_876043102"/></text:h>
      <text:p text:style-name="P57"><text:span text:style-name="Strong_20_Emphasis"><text:span text:style-name="T30"/></text:span></text:p>
      <text:p text:style-name="P58">PROBLEME AVEC MARQUE COMME EXPEDIE=&gt; ne fait rien <text:span text:style-name="T86">alors qu’en dev ç amarchait</text:span></text:p>
      <text:p text:style-name="P56"/>
      <text:p text:style-name="P59">Version qui fonctionne (dev)</text:p>
      <text:p text:style-name="P60"><text:span text:style-name="T87">Classe de l’étiquette non expédié : </text:span><text:span text:style-name="T25">class="wxp-not-shipped wxp-ship-status"</text:span></text:p>
      <text:p text:style-name="P61"><text:span text:style-name="T27">Classe de l’étiquette expédié :</text:span><text:span text:style-name="T25">class="wxp-shipped wxp-ship-status"</text:span></text:p>
      <text:p text:style-name="P24">class="wxp-not-shipped wxp-ship-status"</text:p>
      <text:p text:style-name="P62"><text:span text:style-name="T28">=&gt; </text:span><text:span text:style-name="Strong_20_Emphasis"><text:span text:style-name="T31">Woocommerce Partial Shipment </text:span></text:span><text:span text:style-name="Strong_20_Emphasis"><text:span text:style-name="T28">??</text:span></text:span></text:p>
      <text:p text:style-name="P62"><text:span text:style-name="Strong_20_Emphasis"><text:span text:style-name="T32"/></text:span></text:p>
      <text:p text:style-name="P63"><text:span text:style-name="Strong_20_Emphasis"><text:span text:style-name="T33">ATTENTION EN PROD IL Y A LE PLUGIN VERSION DU DEV , IL FAUT REMETTRE CELUI DE LA SAUVEGARDE SI PAS DE CHANGEMENT</text:span></text:span></text:p>
      <text:p text:style-name="P24"/>
      <text:h text:style-name="P130" text:outline-level="1"><text:bookmark-start text:name="__RefHeading___Toc987_876043102"/>MARDI 17 SEPTEMBRE 2024 / <text:span text:style-name="T100">JEUDI 19</text:span><text:bookmark-end text:name="__RefHeading___Toc987_876043102"/></text:h>
      <text:h text:style-name="P132" text:outline-level="2" text:is-list-header="true"><text:bookmark-start text:name="__RefHeading___Toc989_876043102"/>MAJ <text:span text:style-name="T88">DBA</text:span> <text:bookmark-end text:name="__RefHeading___Toc989_876043102"/></text:h>
      <text:p text:style-name="P72"/>
      <text:p text:style-name="P72">- <text:span text:style-name="T89">WP 6.6.2</text:span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>
          <table:table-cell table:style-name="Tableau8.A1" office:value-type="string">
            <text:p text:style-name="P65">Extension</text:p>
          </table:table-cell>
          <table:table-cell table:style-name="Tableau8.A1" office:value-type="string">
            <text:p text:style-name="P65">DEV Màj <text:span text:style-name="T101">17/09</text:span></text:p>
            <text:p text:style-name="P65">manu/auto/</text:p>
            <text:p text:style-name="P65">non</text:p>
          </table:table-cell>
          <table:table-cell table:style-name="Tableau8.A1" office:value-type="string">
            <text:p text:style-name="P65">PROD Màj <text:s/><text:span text:style-name="T101">19/09</text:span></text:p>
            <text:p text:style-name="P65">manu/auto/</text:p>
            <text:p text:style-name="P65">non</text:p>
          </table:table-cell>
          <table:table-cell table:style-name="Tableau8.A1" office:value-type="string">
            <text:p text:style-name="P65">Remarques</text:p>
          </table:table-cell>
        </table:table-row>
        <table:table-row table:style-name="Tableau8.2">
          <table:table-cell table:style-name="Tableau8.A1" office:value-type="string">
            <text:p text:style-name="P73">WC</text:p>
          </table:table-cell>
          <table:table-cell table:style-name="Tableau8.A1" office:value-type="string">
            <text:p text:style-name="P74">auto</text:p>
          </table:table-cell>
          <table:table-cell table:style-name="Tableau8.A1" office:value-type="string">
            <text:p text:style-name="P75">auto</text:p>
          </table:table-cell>
          <table:table-cell table:style-name="Tableau8.A1" office:value-type="string">
            <text:p text:style-name="P71"/>
          </table:table-cell>
        </table:table-row>
        <table:table-row>
          <table:table-cell table:style-name="Tableau8.A1" office:value-type="string">
            <text:p text:style-name="P81">Probleme avec wc gateway atos je crois</text:p>
          </table:table-cell>
          <table:table-cell table:style-name="Tableau8.A1" office:value-type="string">
            <text:p text:style-name="P115">En fait il faut màj le porto d’ab</text:p>
          </table:table-cell>
          <table:table-cell table:style-name="Tableau8.A1" office:value-type="string">
            <text:p text:style-name="P116">En fait il faut màj le porto d’ab <text:span text:style-name="T102">sinon erreur fat</text:span></text:p>
          </table:table-cell>
          <table:table-cell table:style-name="Tableau8.A1" office:value-type="string">
            <text:p text:style-name="P71"/>
          </table:table-cell>
        </table:table-row>
        <table:table-row>
          <table:table-cell table:style-name="Tableau8.A1" office:value-type="string">
            <text:p text:style-name="P81">Pporto functionality</text:p>
          </table:table-cell>
          <table:table-cell table:style-name="Tableau8.A1" office:value-type="string">
            <text:p text:style-name="P82">Mis à jour via l’interface ??</text:p>
          </table:table-cell>
          <table:table-cell table:style-name="Tableau8.A1" office:value-type="string">
            <text:p text:style-name="P117">Dépend du theme dc pb , <text:span text:style-name="T103">me dit failed</text:span></text:p>
          </table:table-cell>
          <table:table-cell table:style-name="Tableau8.A1" office:value-type="string">
            <text:p text:style-name="P71">B<text:span text:style-name="T90">UG </text:span><text:span text:style-name="T102">si theme pas à jour</text:span></text:p>
          </table:table-cell>
        </table:table-row>
        <table:table-row>
          <table:table-cell table:style-name="Tableau8.A1" office:value-type="string">
            <text:p text:style-name="P73"><text:span text:style-name="Strong_20_Emphasis"><text:span text:style-name="T29">WooCommerce Custom Payment Gateway</text:span></text:span><text:line-break/></text:p>
          </table:table-cell>
          <table:table-cell table:style-name="Tableau8.A1" office:value-type="string">
            <text:p text:style-name="P74">auto</text:p>
          </table:table-cell>
          <table:table-cell table:style-name="Tableau8.A1" office:value-type="string">
            <text:p text:style-name="P75">auto</text:p>
          </table:table-cell>
          <table:table-cell table:style-name="Tableau8.A1" office:value-type="string">
            <text:p text:style-name="P71"/>
          </table:table-cell>
        </table:table-row>
        <table:table-row>
          <table:table-cell table:style-name="Tableau8.A1" office:value-type="string">
            <text:p text:style-name="P83">En fait il fallait d’ab mà porto functionnality</text:p>
          </table:table-cell>
          <table:table-cell table:style-name="Tableau8.A1" office:value-type="string">
            <text:p text:style-name="P71"/>
          </table:table-cell>
          <table:table-cell table:style-name="Tableau8.A1" office:value-type="string">
            <text:p text:style-name="P71"/>
          </table:table-cell>
          <table:table-cell table:style-name="Tableau8.A1" office:value-type="string">
            <text:p text:style-name="P71"/>
          </table:table-cell>
        </table:table-row>
        <table:table-row>
          <table:table-cell table:style-name="Tableau8.A1" office:value-type="string">
            <text:p text:style-name="P84">Themes</text:p>
          </table:table-cell>
          <table:table-cell table:style-name="Tableau8.A1" office:value-type="string">
            <text:p text:style-name="P85">ok</text:p>
          </table:table-cell>
          <table:table-cell table:style-name="Tableau8.A1" office:value-type="string">
            <text:p text:style-name="P79">Pb avec PORTO <text:span text:style-name="T107">=&gt; à récup sur codecanyon</text:span></text:p>
          </table:table-cell>
          <table:table-cell table:style-name="Tableau8.A1" office:value-type="string">
            <text:p text:style-name="P71"/>
          </table:table-cell>
        </table:table-row>
        <table:table-row>
          <table:table-cell table:style-name="Tableau8.A1" office:value-type="string">
            <text:p text:style-name="P73"/>
          </table:table-cell>
          <table:table-cell table:style-name="Tableau8.A1" office:value-type="string">
            <text:p text:style-name="P71"/>
          </table:table-cell>
          <table:table-cell table:style-name="Tableau8.A1" office:value-type="string">
            <text:p text:style-name="P71"/>
          </table:table-cell>
          <table:table-cell table:style-name="Tableau8.A1" office:value-type="string">
            <text:p text:style-name="P71"/>
          </table:table-cell>
        </table:table-row>
        <table:table-row>
          <table:table-cell table:style-name="Tableau8.A1" office:value-type="string">
            <text:p text:style-name="P66"><text:span text:style-name="Strong_20_Emphasis"><text:span text:style-name="T29">Complianz | GDPR/CCPA Cookie Consent</text:span></text:span></text:p>
          </table:table-cell>
          <table:table-cell table:style-name="Tableau8.A1" office:value-type="string">
            <text:p text:style-name="P76">auto</text:p>
          </table:table-cell>
          <table:table-cell table:style-name="Tableau8.A1" office:value-type="string">
            <text:p text:style-name="P118">non</text:p>
          </table:table-cell>
          <table:table-cell table:style-name="Tableau8.A1" office:value-type="string">
            <text:p text:style-name="P71"/>
          </table:table-cell>
        </table:table-row>
        <table:table-row>
          <table:table-cell table:style-name="Tableau8.A1" office:value-type="string">
            <text:p text:style-name="P119">CTX Feed </text:p>
          </table:table-cell>
          <table:table-cell table:style-name="Tableau8.A1" office:value-type="string">
            <text:p text:style-name="P118">non</text:p>
          </table:table-cell>
          <table:table-cell table:style-name="Tableau8.A1" office:value-type="string">
            <text:p text:style-name="P76">auto</text:p>
          </table:table-cell>
          <table:table-cell table:style-name="Tableau8.A1" office:value-type="string">
            <text:p text:style-name="P71"/>
          </table:table-cell>
        </table:table-row>
        <table:table-row>
          <table:table-cell table:style-name="Tableau8.A1" office:value-type="string">
            <text:p text:style-name="P66"><text:span text:style-name="Strong_20_Emphasis"><text:span text:style-name="T29">F4 Shipping Phone and E-Mail for WooCommerce</text:span></text:span></text:p>
          </table:table-cell>
          <table:table-cell table:style-name="Tableau8.A1" office:value-type="string">
            <text:p text:style-name="P76">auto</text:p>
          </table:table-cell>
          <table:table-cell table:style-name="Tableau8.A1" office:value-type="string">
            <text:p text:style-name="P76">auto</text:p>
          </table:table-cell>
          <table:table-cell table:style-name="Tableau8.A1" office:value-type="string">
            <text:p text:style-name="P71"/>
          </table:table-cell>
        </table:table-row>
        <table:table-row>
          <table:table-cell table:style-name="Tableau8.A1" office:value-type="string">
            <text:p text:style-name="P86">/plugin/<text:span text:style-name="T91">porto</text:span>-functionnality renommé en -old</text:p>
          </table:table-cell>
          <table:table-cell table:style-name="Tableau8.A1" office:value-type="string">
            <text:p text:style-name="P103">Du coup y en a deux faut virer l’ancien ms où est le nouveau</text:p>
            <text:p text:style-name="P104">=&gt;ok</text:p>
          </table:table-cell>
          <table:table-cell table:style-name="Tableau8.A1" office:value-type="string">
            <text:p text:style-name="P80">Récupéré de l’archive du thème porto</text:p>
          </table:table-cell>
          <table:table-cell table:style-name="Tableau8.A1" office:value-type="string">
            <text:p text:style-name="P71"/>
          </table:table-cell>
        </table:table-row>
        <table:table-row>
          <table:table-cell table:style-name="Tableau8.A1" office:value-type="string">
            <text:p text:style-name="P66"><text:span text:style-name="Strong_20_Emphasis"><text:span text:style-name="T29">Woocommerce Partial Shipment</text:span></text:span></text:p>
          </table:table-cell>
          <table:table-cell table:style-name="Tableau8.A1" office:value-type="string">
            <text:p text:style-name="P74">Auto<text:span text:style-name="T92">=&gt; je l’ai fait manuellement aussi </text:span><text:span text:style-name="T93">car bug</text:span></text:p>
          </table:table-cell>
          <table:table-cell table:style-name="Tableau8.A1" office:value-type="string">
            <text:p text:style-name="P76">auto</text:p>
          </table:table-cell>
          <table:table-cell table:style-name="Tableau8.A1" office:value-type="string">
            <text:p text:style-name="P71"/>
          </table:table-cell>
        </table:table-row>
        <table:table-row>
          <table:table-cell table:style-name="Tableau8.A1" office:value-type="string">
            <text:p text:style-name="P71"/>
          </table:table-cell>
          <table:table-cell table:style-name="Tableau8.A1" office:value-type="string">
            <text:p text:style-name="P71"/>
          </table:table-cell>
          <table:table-cell table:style-name="Tableau8.A1" office:value-type="string">
            <text:p text:style-name="P71"/>
          </table:table-cell>
          <table:table-cell table:style-name="Tableau8.A1" office:value-type="string">
            <text:p text:style-name="P71"/>
          </table:table-cell>
        </table:table-row>
        <table:table-row>
          <table:table-cell table:style-name="Tableau8.A1" office:value-type="string">
            <text:p text:style-name="P66"><text:span text:style-name="Strong_20_Emphasis"><text:span text:style-name="T29">Imagify</text:span></text:span><text:line-break/></text:p>
          </table:table-cell>
          <table:table-cell table:style-name="Tableau8.A1" office:value-type="string">
            <text:p text:style-name="P74">auto</text:p>
          </table:table-cell>
          <table:table-cell table:style-name="Tableau8.A1" office:value-type="string">
            <text:p text:style-name="P76">auto</text:p>
          </table:table-cell>
          <table:table-cell table:style-name="Tableau8.A1" office:value-type="string">
            <text:p text:style-name="P71"/>
          </table:table-cell>
        </table:table-row>
        <table:table-row>
          <table:table-cell table:style-name="Tableau8.A1" office:value-type="string">
            <text:p text:style-name="P66"><text:span text:style-name="Strong_20_Emphasis"><text:span text:style-name="T29">Loco Translate</text:span></text:span><text:line-break/></text:p>
          </table:table-cell>
          <table:table-cell table:style-name="Tableau8.A1" office:value-type="string">
            <text:p text:style-name="P74">auto</text:p>
          </table:table-cell>
          <table:table-cell table:style-name="Tableau8.A1" office:value-type="string">
            <text:p text:style-name="P76">auto</text:p>
          </table:table-cell>
          <table:table-cell table:style-name="Tableau8.A1" office:value-type="string">
            <text:p text:style-name="P71"/>
          </table:table-cell>
        </table:table-row>
        <table:table-row>
          <table:table-cell table:style-name="Tableau8.A1" office:value-type="string">
            <text:p text:style-name="P66"><text:span text:style-name="Strong_20_Emphasis"><text:span text:style-name="T29">Maintenance</text:span></text:span><text:line-break/></text:p>
          </table:table-cell>
          <table:table-cell table:style-name="Tableau8.A1" office:value-type="string">
            <text:p text:style-name="P74">auto</text:p>
          </table:table-cell>
          <table:table-cell table:style-name="Tableau8.A1" office:value-type="string">
            <text:p text:style-name="P76">auto</text:p>
          </table:table-cell>
          <table:table-cell table:style-name="Tableau8.A1" office:value-type="string">
            <text:p text:style-name="P71"/>
          </table:table-cell>
        </table:table-row>
        <table:table-row>
          <table:table-cell table:style-name="Tableau8.A1" office:value-type="string">
            <text:p text:style-name="P66"><text:span text:style-name="Strong_20_Emphasis"><text:span text:style-name="T29">Popup Maker</text:span></text:span></text:p>
          </table:table-cell>
          <table:table-cell table:style-name="Tableau8.A1" office:value-type="string">
            <text:p text:style-name="P74">auto</text:p>
          </table:table-cell>
          <table:table-cell table:style-name="Tableau8.A1" office:value-type="string">
            <text:p text:style-name="P76">auto</text:p>
          </table:table-cell>
          <table:table-cell table:style-name="Tableau8.A1" office:value-type="string">
            <text:p text:style-name="P71"/>
          </table:table-cell>
        </table:table-row>
        <table:table-row>
          <table:table-cell table:style-name="Tableau8.A1" office:value-type="string">
            <text:p text:style-name="P66"><text:span text:style-name="Strong_20_Emphasis"><text:span text:style-name="T29">Safe SVG</text:span></text:span><text:line-break/></text:p>
          </table:table-cell>
          <table:table-cell table:style-name="Tableau8.A1" office:value-type="string">
            <text:p text:style-name="P74">auto</text:p>
          </table:table-cell>
          <table:table-cell table:style-name="Tableau8.A1" office:value-type="string">
            <text:p text:style-name="P76">auto</text:p>
          </table:table-cell>
          <table:table-cell table:style-name="Tableau8.A1" office:value-type="string">
            <text:p text:style-name="P71"/>
          </table:table-cell>
        </table:table-row>
        <table:table-row>
          <table:table-cell table:style-name="Tableau8.A1" office:value-type="string">
            <text:p text:style-name="P66"><text:span text:style-name="Strong_20_Emphasis"><text:span text:style-name="T29">WP Dashboard Notes</text:span></text:span><text:line-break/><text:soft-page-break/><text:line-break/></text:p>
          </table:table-cell>
          <table:table-cell table:style-name="Tableau8.A1" office:value-type="string">
            <text:p text:style-name="P74">auto</text:p>
          </table:table-cell>
          <table:table-cell table:style-name="Tableau8.A1" office:value-type="string">
            <text:p text:style-name="P76">auto</text:p>
          </table:table-cell>
          <table:table-cell table:style-name="Tableau8.A1" office:value-type="string">
            <text:p text:style-name="P71"/>
          </table:table-cell>
        </table:table-row>
        <table:table-row>
          <table:table-cell table:style-name="Tableau8.A1" office:value-type="string">
            <text:p text:style-name="P66"><text:span text:style-name="Strong_20_Emphasis"><text:span text:style-name="T29">WP Mail SMTP<text:line-break/></text:span></text:span><text:line-break/></text:p>
          </table:table-cell>
          <table:table-cell table:style-name="Tableau8.A1" office:value-type="string">
            <text:p text:style-name="P74">auto</text:p>
          </table:table-cell>
          <table:table-cell table:style-name="Tableau8.A1" office:value-type="string">
            <text:p text:style-name="P76">auto</text:p>
          </table:table-cell>
          <table:table-cell table:style-name="Tableau8.A1" office:value-type="string">
            <text:p text:style-name="P71"/>
          </table:table-cell>
        </table:table-row>
        <table:table-row>
          <table:table-cell table:style-name="Tableau8.A1" office:value-type="string">
            <text:p text:style-name="P119">WP ROCKET</text:p>
          </table:table-cell>
          <table:table-cell table:style-name="Tableau8.A1" office:value-type="string">
            <text:p text:style-name="P18">Pas installe</text:p>
          </table:table-cell>
          <table:table-cell table:style-name="Tableau8.A1" office:value-type="string">
            <text:p text:style-name="P76">auto</text:p>
          </table:table-cell>
          <table:table-cell table:style-name="Tableau8.A1" office:value-type="string">
            <text:p text:style-name="P71"/>
          </table:table-cell>
        </table:table-row>
        <table:table-row>
          <table:table-cell table:style-name="Tableau8.A1" office:value-type="string">
            <text:p text:style-name="P66"><text:span text:style-name="Strong_20_Emphasis"><text:span text:style-name="T29">wp-mpdf</text:span></text:span><text:line-break/></text:p>
          </table:table-cell>
          <table:table-cell table:style-name="Tableau8.A1" office:value-type="string">
            <text:p text:style-name="P74">auto</text:p>
          </table:table-cell>
          <table:table-cell table:style-name="Tableau8.A1" office:value-type="string">
            <text:p text:style-name="P76">auto</text:p>
          </table:table-cell>
          <table:table-cell table:style-name="Tableau8.A1" office:value-type="string">
            <text:p text:style-name="P71"/>
          </table:table-cell>
        </table:table-row>
        <table:table-row>
          <table:table-cell table:style-name="Tableau8.A1" office:value-type="string">
            <text:p text:style-name="P66"><text:span text:style-name="Strong_20_Emphasis"><text:span text:style-name="T29">WPS Hide Login</text:span></text:span><text:line-break/></text:p>
          </table:table-cell>
          <table:table-cell table:style-name="Tableau8.A1" office:value-type="string">
            <text:p text:style-name="P74">auto</text:p>
          </table:table-cell>
          <table:table-cell table:style-name="Tableau8.A1" office:value-type="string">
            <text:p text:style-name="P76">auto</text:p>
          </table:table-cell>
          <table:table-cell table:style-name="Tableau8.A1" office:value-type="string">
            <text:p text:style-name="P71"/>
          </table:table-cell>
        </table:table-row>
        <table:table-row>
          <table:table-cell table:style-name="Tableau8.A1" office:value-type="string">
            <text:p text:style-name="P66"><text:span text:style-name="Strong_20_Emphasis"><text:span text:style-name="T29">WPS Limit Login</text:span></text:span><text:line-break/><text:line-break/></text:p>
          </table:table-cell>
          <table:table-cell table:style-name="Tableau8.A1" office:value-type="string">
            <text:p text:style-name="P74">auto</text:p>
          </table:table-cell>
          <table:table-cell table:style-name="Tableau8.A1" office:value-type="string">
            <text:p text:style-name="P76">auto</text:p>
          </table:table-cell>
          <table:table-cell table:style-name="Tableau8.A1" office:value-type="string">
            <text:p text:style-name="P71"/>
          </table:table-cell>
        </table:table-row>
        <table:table-row>
          <table:table-cell table:style-name="Tableau8.A1" office:value-type="string">
            <text:p text:style-name="P66"><text:span text:style-name="Strong_20_Emphasis"><text:span text:style-name="T29">Yoast SEO</text:span></text:span></text:p>
          </table:table-cell>
          <table:table-cell table:style-name="Tableau8.A1" office:value-type="string">
            <text:p text:style-name="P74">auto</text:p>
          </table:table-cell>
          <table:table-cell table:style-name="Tableau8.A1" office:value-type="string">
            <text:p text:style-name="P77">Auto <text:span text:style-name="T105">après le thème</text:span></text:p>
          </table:table-cell>
          <table:table-cell table:style-name="Tableau8.A1" office:value-type="string">
            <text:p text:style-name="P71"/>
          </table:table-cell>
        </table:table-row>
        <table:table-row>
          <table:table-cell table:style-name="Tableau8.A1" office:value-type="string">
            <text:p text:style-name="P66"><text:span text:style-name="Strong_20_Emphasis"><text:span text:style-name="T34">Éditeur de page</text:span></text:span><text:span text:style-name="T52"><text:line-break/></text:span><text:span text:style-name="T53">WP PAGE BAK</text:span><text:span text:style-name="T64">ERY</text:span></text:p>
          </table:table-cell>
          <table:table-cell table:style-name="Tableau8.A1" office:value-type="string">
            <text:p text:style-name="P87">Je sais pas si je vais sur activer <text:span text:style-name="T92">=&gt; fait</text:span></text:p>
          </table:table-cell>
          <table:table-cell table:style-name="Tableau8.A1" office:value-type="string">
            <text:p text:style-name="P78">NOPE<text:span text:style-name="T106">=&gt; js composer récupéré de l’archive du theme porto</text:span></text:p>
          </table:table-cell>
          <table:table-cell table:style-name="Tableau8.A1" office:value-type="string">
            <text:p text:style-name="P71"/>
          </table:table-cell>
        </table:table-row>
        <table:table-row>
          <table:table-cell table:style-name="Tableau8.A1" office:value-type="string">
            <text:p text:style-name="P71"/>
          </table:table-cell>
          <table:table-cell table:style-name="Tableau8.A1" office:value-type="string">
            <text:p text:style-name="P71"/>
          </table:table-cell>
          <table:table-cell table:style-name="Tableau8.A1" office:value-type="string">
            <text:p text:style-name="P71"/>
          </table:table-cell>
          <table:table-cell table:style-name="Tableau8.A1" office:value-type="string">
            <text:p text:style-name="P71"/>
          </table:table-cell>
        </table:table-row>
        <table:table-row>
          <table:table-cell table:style-name="Tableau8.A1" office:value-type="string">
            <text:p text:style-name="P66"><text:span text:style-name="Strong_20_Emphasis"><text:span text:style-name="T29">Contact Form 7</text:span></text:span><text:line-break/></text:p>
          </table:table-cell>
          <table:table-cell table:style-name="Tableau8.A1" office:value-type="string">
            <text:p text:style-name="P74">auto</text:p>
          </table:table-cell>
          <table:table-cell table:style-name="Tableau8.A1" office:value-type="string">
            <text:p text:style-name="P76">auto</text:p>
          </table:table-cell>
          <table:table-cell table:style-name="Tableau8.A1" office:value-type="string">
            <text:p text:style-name="P71"/>
          </table:table-cell>
        </table:table-row>
        <table:table-row>
          <table:table-cell table:style-name="Tableau8.A1" office:value-type="string">
            <text:p text:style-name="P71"/>
          </table:table-cell>
          <table:table-cell table:style-name="Tableau8.A1" office:value-type="string">
            <text:p text:style-name="P71"/>
          </table:table-cell>
          <table:table-cell table:style-name="Tableau8.A1" office:value-type="string">
            <text:p text:style-name="P71"/>
          </table:table-cell>
          <table:table-cell table:style-name="Tableau8.A1" office:value-type="string">
            <text:p text:style-name="P71"/>
          </table:table-cell>
        </table:table-row>
        <table:table-row>
          <table:table-cell table:style-name="Tableau8.A1" office:value-type="string">
            <text:p text:style-name="P71"/>
          </table:table-cell>
          <table:table-cell table:style-name="Tableau8.A1" office:value-type="string">
            <text:p text:style-name="P71"/>
          </table:table-cell>
          <table:table-cell table:style-name="Tableau8.A1" office:value-type="string">
            <text:p text:style-name="P71"/>
          </table:table-cell>
          <table:table-cell table:style-name="Tableau8.A1" office:value-type="string">
            <text:p text:style-name="P71"/>
          </table:table-cell>
        </table:table-row>
        <table:table-row>
          <table:table-cell table:style-name="Tableau8.A1" office:value-type="string">
            <text:p text:style-name="P88">YITH <text:span text:style-name="T94">WAPO</text:span></text:p>
          </table:table-cell>
          <table:table-cell table:style-name="Tableau8.A1" office:value-type="string">
            <text:p text:style-name="P88">4.17.1 copiée via ftp</text:p>
          </table:table-cell>
          <table:table-cell table:style-name="Tableau8.A1" office:value-type="string">
            <text:p text:style-name="P91">Pb erreur fatale=&gt; anc version laissée<text:span text:style-name="T109">=&gt; nvelle version mise</text:span></text:p>
          </table:table-cell>
          <table:table-cell table:style-name="Tableau8.A1" office:value-type="string">
            <text:p text:style-name="P121">Les options ont disparu </text:p>
            <text:p text:style-name="P121">c est horrible</text:p>
          </table:table-cell>
        </table:table-row>
        <table:table-row>
          <table:table-cell table:style-name="Tableau8.A1" office:value-type="string">
            <text:p text:style-name="P88">YITH <text:span text:style-name="T95">seeq-ord-numb-premium</text:span></text:p>
            <text:p text:style-name="P88"/>
          </table:table-cell>
          <table:table-cell table:style-name="Tableau8.A1" office:value-type="string">
            <text:p text:style-name="P88">copiée via ftp</text:p>
          </table:table-cell>
          <table:table-cell table:style-name="Tableau8.A1" office:value-type="string">
            <text:p text:style-name="P89">copiée via ftp</text:p>
          </table:table-cell>
          <table:table-cell table:style-name="Tableau8.A1" office:value-type="string">
            <text:p text:style-name="P71"/>
          </table:table-cell>
        </table:table-row>
        <table:table-row>
          <table:table-cell table:style-name="Tableau8.A1" office:value-type="string">
            <text:p text:style-name="P90">YITH <text:span text:style-name="T92">req a quote en attente</text:span></text:p>
          </table:table-cell>
          <table:table-cell table:style-name="Tableau8.A1" office:value-type="string">
            <text:p text:style-name="P71"/>
          </table:table-cell>
          <table:table-cell table:style-name="Tableau8.A1" office:value-type="string">
            <text:p text:style-name="P71"/>
          </table:table-cell>
          <table:table-cell table:style-name="Tableau8.A1" office:value-type="string">
            <text:p text:style-name="P71"/>
          </table:table-cell>
        </table:table-row>
        <table:table-row>
          <table:table-cell table:style-name="Tableau8.A1" office:value-type="string">
            <text:p text:style-name="P68">Fichiers réécrits</text:p>
          </table:table-cell>
          <table:table-cell table:style-name="Tableau8.A1" office:value-type="string">
            <text:p text:style-name="P71"/>
          </table:table-cell>
          <table:table-cell table:style-name="Tableau8.A1" office:value-type="string">
            <text:p text:style-name="P71"/>
          </table:table-cell>
          <table:table-cell table:style-name="Tableau8.A1" office:value-type="string">
            <text:p text:style-name="P71"/>
          </table:table-cell>
        </table:table-row>
        <table:table-row>
          <table:table-cell table:style-name="Tableau8.A1" office:value-type="string">
            <text:p text:style-name="P95">mini-cart.php</text:p>
          </table:table-cell>
          <table:table-cell table:style-name="Tableau8.A1" office:value-type="string">
            <text:p text:style-name="P106">J’ai créé un fichier ds le theme enfant vide pour ne pas générer le mini cart</text:p>
            <text:p text:style-name="P106">Il faut now désactiver le js</text:p>
          </table:table-cell>
          <table:table-cell table:style-name="Tableau8.A1" office:value-type="string">
            <text:p text:style-name="P120">null</text:p>
          </table:table-cell>
          <table:table-cell table:style-name="Tableau8.A1" office:value-type="string">
            <text:p text:style-name="P71"/>
          </table:table-cell>
        </table:table-row>
        <table:table-row>
          <table:table-cell table:style-name="Tableau8.A1" office:value-type="string">
            <text:p text:style-name="P96">form-pay</text:p>
          </table:table-cell>
          <table:table-cell table:style-name="Tableau8.A1" office:value-type="string">
            <text:p text:style-name="P102">Il y a juste un h3 rajouté</text:p>
            <text:p text:style-name="P105">Formulaire pour payer qd pas encore payée depuis commandes</text:p>
          </table:table-cell>
          <table:table-cell table:style-name="Tableau8.A1" office:value-type="string">
            <text:p text:style-name="P120">Récupéré celui du dev</text:p>
          </table:table-cell>
          <table:table-cell table:style-name="Tableau8.A1" office:value-type="string">
            <text:p text:style-name="P71"/>
          </table:table-cell>
        </table:table-row>
        <table:table-row>
          <table:table-cell table:style-name="Tableau8.A1" office:value-type="string">
            <text:p text:style-name="P99">Pagination.php</text:p>
          </table:table-cell>
          <table:table-cell table:style-name="Tableau8.A1" office:value-type="string">
            <text:p text:style-name="P100">Supprimé du th enfant</text:p>
            <text:p text:style-name="P100">les modif précédentes semblaient servir à cacher la page 1 de la pagination wc</text:p>
          </table:table-cell>
          <table:table-cell table:style-name="Tableau8.A1" office:value-type="string">
            <text:p text:style-name="P120">null</text:p>
          </table:table-cell>
          <table:table-cell table:style-name="Tableau8.A1" office:value-type="string">
            <text:p text:style-name="P71"/>
          </table:table-cell>
        </table:table-row>
        <table:table-row>
          <table:table-cell table:style-name="Tableau8.A1" office:value-type="string">
            <text:p text:style-name="P97">form-login</text:p>
          </table:table-cell>
          <table:table-cell table:style-name="Tableau8.A1" office:value-type="string">
            <text:p text:style-name="P114">Juste rajouté ds le th enfant la wc lost password</text:p>
            <text:p text:style-name="P101"/>
          </table:table-cell>
          <table:table-cell table:style-name="Tableau8.A1" office:value-type="string">
            <text:p text:style-name="P120">Récupéré celui du dev</text:p>
          </table:table-cell>
          <table:table-cell table:style-name="Tableau8.A1" office:value-type="string">
            <text:p text:style-name="P71"/>
          </table:table-cell>
        </table:table-row>
        <table:table-row>
          <table:table-cell table:style-name="Tableau8.A1" office:value-type="string">
            <text:p text:style-name="P71"/>
          </table:table-cell>
          <table:table-cell table:style-name="Tableau8.A1" office:value-type="string">
            <text:p text:style-name="P71"/>
          </table:table-cell>
          <table:table-cell table:style-name="Tableau8.A1" office:value-type="string">
            <text:p text:style-name="P71"/>
          </table:table-cell>
          <table:table-cell table:style-name="Tableau8.A1" office:value-type="string">
            <text:p text:style-name="P71"/>
          </table:table-cell>
        </table:table-row>
      </table:table>
      <text:p text:style-name="P72"/>
      <text:p text:style-name="P72"/>
      <text:p text:style-name="P93">Woocommerce =&gt;etat=&gt; fichiers obsoletes theme enfant </text:p>
      <text:p text:style-name="P93"><text:span text:style-name="Source_20_Text"><text:span text:style-name="T35">porto-child/woocommerce/cart/mini-cart.php</text:span></text:span><text:span text:style-name="T37"> </text:span><text:span text:style-name="T38">version </text:span><text:span text:style-name="Strong_20_Emphasis"><text:span text:style-name="T41">5.2.0</text:span></text:span><text:span text:style-name="T37"> </text:span><text:span text:style-name="T38">est obsolète. La version du noyau est 9.2.0,</text:span></text:p>
      <text:p text:style-name="P98"><text:soft-page-break/><text:span text:style-name="Source_20_Text"><text:span text:style-name="T36">porto-child/woocommerce/checkout/form-pay.php</text:span></text:span><text:span text:style-name="T39"> version </text:span><text:span text:style-name="Strong_20_Emphasis"><text:span text:style-name="T39">5.2.0</text:span></text:span><text:span text:style-name="T39"> est obsolète. La version du noyau est 8.2.0,<text:line-break/></text:span><text:span text:style-name="T96"><text:line-break/></text:span><text:span text:style-name="Source_20_Text"><text:span text:style-name="T35">porto-child/woocommerce/loop/pagination.php</text:span></text:span><text:span text:style-name="T38"> </text:span><text:span text:style-name="T40">version </text:span><text:span text:style-name="Strong_20_Emphasis"><text:span text:style-name="T40">3.3.1</text:span></text:span><text:span text:style-name="T38"> </text:span><text:span text:style-name="T40">est obsolète. La version du noyau est 9.3.0,</text:span><text:span text:style-name="T38"><text:line-break/></text:span><text:line-break/><text:span text:style-name="Source_20_Text"><text:span text:style-name="T35">porto-child/woocommerce/myaccount/form-login.php</text:span></text:span><text:span text:style-name="T37"> </text:span><text:span text:style-name="T40">version </text:span><text:span text:style-name="Strong_20_Emphasis"><text:span text:style-name="T42">4.1.0</text:span></text:span><text:span text:style-name="T37"> </text:span><text:span text:style-name="T40">est obsolète. La version du noyau est 9.2.0,</text:span><text:line-break/></text:p>
      <text:p text:style-name="P72"/>
      <text:h text:style-name="P132" text:outline-level="2"><text:bookmark-start text:name="__RefHeading___Toc1760_627194075"/>TRUCS AU CAS OU LA M<text:span text:style-name="T97">à</text:span>J MANUELLE NE MARCHE PAS<text:bookmark-end text:name="__RefHeading___Toc1760_627194075"/></text:h>
      <text:p text:style-name="P94">NB qd k’étais bloquée sans tableau de bord=&gt; renommer le plugin ou thème qui bloque en -old le temps de retrouver l’accès au tableau de bord pour màj les extensions nécessaires</text:p>
      <text:p text:style-name="P92">Des fois meme si on efface le dossier et qu’on en remet un nouveau, il faut en plus désactiver et réactiver le plugin via le tableau de bord</text:p>
      <text:p text:style-name="P124">Si il y a des trucs du theme qui disparaissent après une màj ou restauration, porto ou legenda notamment aller dans apparence =&gt; enregistrer les modif</text:p>
      <text:h text:style-name="P129" text:outline-level="1"><text:bookmark-start text:name="__RefHeading___Toc1762_627194075"/>TRADUCTIONS<text:bookmark-end text:name="__RefHeading___Toc1762_627194075"/></text:h>
      <text:p text:style-name="Text_20_body"/>
      <text:p text:style-name="P107">Il peut y avoir des fichiers de traduction dans , <text:span text:style-name="T99">par ordre de prévalence hypothétique,</text:span>:</text:p>
      <text:p text:style-name="P107">/wp-content/languages/ </text:p>
      <text:p text:style-name="P107">/wp-content/languages/plugins </text:p>
      <text:p text:style-name="P108"><text:span text:style-name="T98">/theme-enfant/</text:span><text:span text:style-name="T46">languages</text:span></text:p>
      <text:p text:style-name="P35"/>
      <text:p text:style-name="P109"><text:span text:style-name="T46">P</text:span><text:span text:style-name="T44">our faire des modifications :</text:span></text:p>
      <text:p text:style-name="P36">- ouvrir le .po</text:p>
      <text:p text:style-name="P109"><text:span text:style-name="T44">- </text:span><text:span text:style-name="T47">via le menu, </text:span><text:span text:style-name="T44">récupérer les màj à partir du .pot qui va refaire les nouvelles indexations</text:span></text:p>
      <text:p text:style-name="P36">- quand on sauve, ça va générer un .po et un .mo , on uploade les 2 sur le ftp</text:p>
      <text:p text:style-name="P36"/>
      <text:h text:style-name="P129" text:outline-level="1">MAJ <text:span text:style-name="T108">ARMOIREPLUS</text:span> </text:h>
      <text:h text:style-name="P129" text:outline-level="1">ARMOIREPLUS – 5 FACON DE DE CREER UN DEVIS</text:h>
      <text:p text:style-name="P126"><text:span text:style-name="T110">1. </text:span><text:span text:style-name="T111">Page produit→ établir un devis Il faudra deouis le backoffice, </text:span><text:span text:style-name="T114">cliquer sur le crayon pour faire modifier et </text:span><text:span text:style-name="T111"><text:s/>rajouter les méta des suppliers et prestation slogistiques sinon erreur pour générer le pdf</text:span></text:p>
      <text:p text:style-name="P126"><text:span text:style-name="T110">2. </text:span><text:span text:style-name="T111">Page Panier : Pop up- Ms attention les presta mpgoistiques ne st pas enregistrées dc pareil faut compléter à la main côté backoffice</text:span></text:p>
      <text:p text:style-name="P125">3. <text:span text:style-name="T111">Page commande : c’</text:span><text:span text:style-name="T112">est </text:span><text:span text:style-name="T111">le plus complet </text:span></text:p>
      <text:p text:style-name="P125">4. <text:span text:style-name="T111">Côté backoffice : on crée chq produit</text:span></text:p>
      <text:p text:style-name="P125">5. <text:span text:style-name="T111">Côté backoffice, on peut dupliquer une c</text:span><text:span text:style-name="T112">omm</text:span><text:span text:style-name="T111">a</text:span><text:span text:style-name="T112">n</text:span><text:span text:style-name="T111">de ( tout en bas == « dupliquer » ), ça va refaire un nouveau devis</text:span></text:p>
      <text:p text:style-name="P113">Le tableau de suivi va permettre de suivre les commandes.</text:p>
      <text:p text:style-name="P125"/>
      <text:h text:style-name="Heading_20_1" text:outline-level="1">FAIRE GAFFE A </text:h>
      <text:h text:style-name="P133" text:outline-level="2">cohérence des dates de livraison </text:h>
      <text:p text:style-name="Standard">qui vont évoluer et varier en fct de la date de commande /paiement/validation</text:p>
      <text:p text:style-name="P112">à verifier entre front et backoffice</text:p>
      <text:p text:style-name="P112"/>
      <text:h text:style-name="Heading_20_2" text:outline-level="2">NOTER OU SONT AFFICHEES CES DATES DANS UNTABLEAU PAR EXP</text:h>
      <text:p text:style-name="Text_20_body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122">Informations</text:p>
          </table:table-cell>
          <table:table-cell table:style-name="Tableau9.A1" office:value-type="string">
            <text:p text:style-name="P122">Où</text:p>
          </table:table-cell>
        </table:table-row>
        <table:table-row>
          <table:table-cell table:style-name="Tableau9.A1" office:value-type="string">
            <text:p text:style-name="P122">Sous une semaine environ</text:p>
          </table:table-cell>
          <table:table-cell table:style-name="Tableau9.A1" office:value-type="string">
            <text:p text:style-name="P122">Mail de confirmation client</text:p>
          </table:table-cell>
        </table:table-row>
        <table:table-row>
          <table:table-cell table:style-name="Tableau9.A1" office:value-type="string">
            <text:p text:style-name="P69">Date de la demande – Devis expire – Livraison estimée</text:p>
          </table:table-cell>
          <table:table-cell table:style-name="Tableau9.A1" office:value-type="string">
            <text:p text:style-name="P123">Devis depuis compte client</text:p>
          </table:table-cell>
        </table:table-row>
        <table:table-row>
          <table:table-cell table:style-name="Tableau9.A1" office:value-type="string">
            <text:p text:style-name="Table_20_Contents"/>
          </table:table-cell>
          <table:table-cell table:style-name="Tableau9.A1" office:value-type="string">
            <text:p text:style-name="Table_20_Contents"/>
          </table:table-cell>
        </table:table-row>
        <table:table-row>
          <table:table-cell table:style-name="Tableau9.A1" office:value-type="string">
            <text:p text:style-name="Table_20_Contents"/>
          </table:table-cell>
          <table:table-cell table:style-name="Tableau9.A1" office:value-type="string">
            <text:p text:style-name="Table_20_Contents"/>
          </table:table-cell>
        </table:table-row>
        <table:table-row>
          <table:table-cell table:style-name="Tableau9.A1" office:value-type="string">
            <text:p text:style-name="Table_20_Contents"/>
          </table:table-cell>
          <table:table-cell table:style-name="Tableau9.A1" office:value-type="string">
            <text:p text:style-name="Table_20_Contents"/>
          </table:table-cell>
        </table:table-row>
      </table:table>
      <text:p text:style-name="Text_20_body"/>
      <text:h text:style-name="Heading_20_1" text:outline-level="1">TRUCS REMARQUES SUR AMOIREPLUS DEV</text:h>
      <text:p text:style-name="Text_20_body"/>
      <text:p text:style-name="Text_20_body">- <text:span text:style-name="T113">dans le mail de confiramtion il manque des accents</text:span></text:p>
      <text:p text:style-name="Text_20_body"/>
      <text:p text:style-name="Standard"/>
      <text:p text:style-name="P113"><text:s/></text:p>
      <text:p text:style-name="Text_20_body"/>
      <text:h text:style-name="P129" text:outline-level="1">FILEZILLA RECUPERER DES CREDENTIALS ET MDP ADMIN ETC</text:h>
      <text:p text:style-name="Text_20_body"/>
      <text:p text:style-name="Text_20_body">→ <text:span text:style-name="T115">Dans Filezilla, exporter les param et cocher « Exporter les entrées du gestionnaire de sites »</text:span></text:p>
      <text:p text:style-name="Text_20_body">→ <text:span text:style-name="T115">Retrouver le site dans le fichier XML et récupérer le mdp et user etc </text:span></text:p>
      <text:p text:style-name="Text_20_body">&lt;Host&gt;51.210.3.204&lt;/Host&gt;</text:p>
      <text:p text:style-name="Text_20_body">&lt;Port&gt;21&lt;/Port&gt;</text:p>
      <text:p text:style-name="Text_20_body">&lt;User&gt;mdev-dba-armoires&lt;/User&gt;</text:p>
      <text:p text:style-name="Text_20_body">&lt;Pass encoding="base64"&gt;NGMhZjI5MVZo&lt;/Pass&gt; <text:span text:style-name="T115">=&gt; convertir le mdp </text:span>4c!f291Vh</text:p>
      <text:p text:style-name="Text_20_body">→ <text:span text:style-name="T115">Récupérer des identifiants admin dans le backoffice du site, il y en a un de créé, chercher <text:s/>dans « Comptes » ,« yith »→ « modifier »→Définir le nveau mdp → « </text:span><text:span text:style-name="T117">Màj le compte »</text:span><text:span text:style-name="T115"> </text:span><text:span text:style-name="T116">tt en bas</text:span></text:p>
      <text:p text:style-name="Text_20_body">→ <text:span text:style-name="T118">mettre tout ça dans le message update your credentials</text:span></text:p>
      <text:p text:style-name="P92">Here are the FTP credentials :</text:p>
      <text:p text:style-name="P92">&lt;Host&gt;51.210.3.204&lt;/Host&gt;</text:p>
      <text:p text:style-name="P92">&lt;Port&gt;21&lt;/Port&gt;</text:p>
      <text:p text:style-name="P92">&lt;User&gt;mdev-dba-armoires&lt;/User&gt;</text:p>
      <text:p text:style-name="P92">&lt;Pass encoding="base64"&gt;4c!f291Vh&lt;/Pass&gt;</text:p>
      <text:p text:style-name="P92">And the admin backoffice &lt;id&gt; : yith and &lt;password&gt; : ASMI)6n8K#fnGyz75MFr5I0x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onaco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, 'DejaVu Sans Mono', monospac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lack-Lato" svg:font-family="Slack-Lato, Slack-Fractions, appleLogo, sans-serif"/>
    <style:font-face style:name="apple-system" svg:font-family="apple-system, BlinkMacSystemFont, 'Segoe UI', Roboto, Oxygen-Sans, Ubuntu, Cantarell, 'Helvetica Neue', sans-serif"/>
    <style:font-face style:name="apple-system1" svg:font-family="apple-system, system-ui, BlinkMacSystemFont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02:41:05.182380332</meta:creation-date>
    <dc:date>2024-09-20T09:45:29.406080274</dc:date>
    <meta:editing-duration>P1DT6H9M4S</meta:editing-duration>
    <meta:editing-cycles>141</meta:editing-cycles>
    <meta:generator>LibreOffice/7.3.7.2$Linux_X86_64 LibreOffice_project/30$Build-2</meta:generator>
    <meta:document-statistic meta:table-count="9" meta:image-count="0" meta:object-count="0" meta:page-count="19" meta:paragraph-count="366" meta:word-count="2193" meta:character-count="14288" meta:non-whitespace-character-count="12318"/>
  </office:meta>
</office:document-meta>
</file>